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Pictures/2000000D000001FA0000018F96CC1F583C11F87C.svm" manifest:media-type=""/>
  <manifest:file-entry manifest:full-path="Object 11/Pictures/2000000D000001FA0000018F6C7A9AA282CBBA99.svm" manifest:media-type="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Pictures/2000000D000001FA0000018F96CC1F583C11F87C.svm" manifest:media-type=""/>
  <manifest:file-entry manifest:full-path="Object 16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56mm"/>
    </style:style>
    <style:style style:name="co3" style:family="table-column">
      <style:table-column-properties fo:break-before="auto" style:column-width="10mm"/>
    </style:style>
    <style:style style:name="co4" style:family="table-column">
      <style:table-column-properties fo:break-before="auto" style:column-width="17.96mm"/>
    </style:style>
    <style:style style:name="co5" style:family="table-column">
      <style:table-column-properties fo:break-before="auto" style:column-width="30.96mm"/>
    </style:style>
    <style:style style:name="co6" style:family="table-column">
      <style:table-column-properties fo:break-before="auto" style:column-width="11.48mm"/>
    </style:style>
    <style:style style:name="co7" style:family="table-column">
      <style:table-column-properties fo:break-before="auto" style:column-width="28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0000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order-left="0.06pt solid #000000" fo:border-right="none" fo:border-top="none"/>
    </style:style>
    <style:style style:name="ce16" style:family="table-cell" style:parent-style-name="Default">
      <style:table-cell-properties fo:border-bottom="0.06pt solid #000000" fo:border-left="0.06pt solid #000000" fo:border-right="none" fo:border-top="none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000000" fo:font-weight="normal" style:font-weight-asian="normal" style:font-weight-complex="normal"/>
    </style:style>
    <style:style style:name="ce20" style:family="table-cell" style:parent-style-name="Default" style:data-style-name="N10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1" style:family="table-cell" style:parent-style-name="Default" style:data-style-name="N105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22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color="#0000ff" fo:font-weight="bold" style:font-weight-asian="bold" style:font-weight-complex="bold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shapes>
          <draw:frame draw:z-index="0" draw:style-name="gr1" draw:text-style-name="P1" svg:width="95mm" svg:height="47mm" svg:x="257.97mm" svg:y="276.27mm">
            <loext:p draw:notify-on-update-of-ranges="Foglio1.B64:Foglio1.B69 Foglio1.C63:Foglio1.C63 Foglio1.C64:Foglio1.C69 Foglio1.D63:Foglio1.D63 Foglio1.D64:Foglio1.D69 Foglio1.E63:Foglio1.E63 Foglio1.E64:Foglio1.E69 Foglio1.F63:Foglio1.F63 Foglio1.F64:Foglio1.F69 Foglio1.G63:Foglio1.G63 Foglio1.G64:Foglio1.G69 Foglio1.H63:Foglio1.H63 Foglio1.H64:Foglio1.H6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5mm" svg:height="47mm" svg:x="257.55mm" svg:y="221.67mm">
            <loext:p draw:notify-on-update-of-ranges="Foglio1.B52:Foglio1.B57 Foglio1.C51:Foglio1.C51 Foglio1.C52:Foglio1.C57 Foglio1.D51:Foglio1.D51 Foglio1.D52:Foglio1.D57 Foglio1.E51:Foglio1.E51 Foglio1.E52:Foglio1.E57 Foglio1.F51:Foglio1.F51 Foglio1.F52:Foglio1.F57 Foglio1.G51:Foglio1.G51 Foglio1.G52:Foglio1.G57 Foglio1.H51:Foglio1.H51 Foglio1.H52:Foglio1.H5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95mm" svg:height="47mm" svg:x="258.83mm" svg:y="330.87mm">
            <loext:p draw:notify-on-update-of-ranges="Foglio1.B76:Foglio1.B81 Foglio1.C75:Foglio1.C75 Foglio1.C76:Foglio1.C81 Foglio1.D75:Foglio1.D75 Foglio1.D76:Foglio1.D81 Foglio1.E75:Foglio1.E75 Foglio1.E76:Foglio1.E81 Foglio1.F75:Foglio1.F75 Foglio1.F76:Foglio1.F81 Foglio1.G75:Foglio1.G75 Foglio1.G76:Foglio1.G81 Foglio1.H75:Foglio1.H75 Foglio1.H76:Foglio1.H8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95mm" svg:height="47mm" svg:x="258.83mm" svg:y="168.72mm">
            <loext:p draw:notify-on-update-of-ranges="Foglio1.B40:Foglio1.B45 Foglio1.C39:Foglio1.C39 Foglio1.C40:Foglio1.C45 Foglio1.D39:Foglio1.D39 Foglio1.D40:Foglio1.D45 Foglio1.E39:Foglio1.E39 Foglio1.E40:Foglio1.E45 Foglio1.F39:Foglio1.F39 Foglio1.F40:Foglio1.F45 Foglio1.G39:Foglio1.G39 Foglio1.G40:Foglio1.G45 Foglio1.H39:Foglio1.H39 Foglio1.H40:Foglio1.H4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95mm" svg:height="47mm" svg:x="257.98mm" svg:y="113.71mm">
            <loext:p draw:notify-on-update-of-ranges="Foglio1.B28:Foglio1.B33 Foglio1.C27:Foglio1.C27 Foglio1.C28:Foglio1.C33 Foglio1.D27:Foglio1.D27 Foglio1.D28:Foglio1.D33 Foglio1.E27:Foglio1.E27 Foglio1.E28:Foglio1.E33 Foglio1.F27:Foglio1.F27 Foglio1.F28:Foglio1.F33 Foglio1.G27:Foglio1.G27 Foglio1.G28:Foglio1.G33 Foglio1.H27:Foglio1.H27 Foglio1.H28:Foglio1.H3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95mm" svg:height="47mm" svg:x="257.97mm" svg:y="59.12mm">
            <loext:p draw:notify-on-update-of-ranges="Foglio1.B16:Foglio1.B21 Foglio1.C15:Foglio1.C15 Foglio1.C16:Foglio1.C21 Foglio1.D15:Foglio1.D15 Foglio1.D16:Foglio1.D21 Foglio1.E15:Foglio1.E15 Foglio1.E16:Foglio1.E21 Foglio1.F15:Foglio1.F15 Foglio1.F16:Foglio1.F21 Foglio1.G15:Foglio1.G15 Foglio1.G16:Foglio1.G21 Foglio1.H15:Foglio1.H15 Foglio1.H16:Foglio1.H2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95mm" svg:height="47mm" svg:x="257.26mm" svg:y="383.82mm">
            <loext:p draw:notify-on-update-of-ranges="Foglio1.B88:Foglio1.B93 Foglio1.C87:Foglio1.C87 Foglio1.C88:Foglio1.C93 Foglio1.D87:Foglio1.D87 Foglio1.D88:Foglio1.D93 Foglio1.E87:Foglio1.E87 Foglio1.E88:Foglio1.E93 Foglio1.F87:Foglio1.F87 Foglio1.F88:Foglio1.F93 Foglio1.G87:Foglio1.G87 Foglio1.G88:Foglio1.G93 Foglio1.H87:Foglio1.H87 Foglio1.H88:Foglio1.H9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95mm" svg:height="47mm" svg:x="368.58mm" svg:y="57.64mm">
            <loext:p draw:notify-on-update-of-ranges="Foglio1.T14:Foglio1.Y14 Foglio1.T15:Foglio1.Y1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95mm" svg:height="47mm" svg:x="370.28mm" svg:y="106.9mm">
            <loext:p draw:notify-on-update-of-ranges="Foglio1.T26:Foglio1.Y26 Foglio1.T27:Foglio1.Y27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95mm" svg:height="47mm" svg:x="370.29mm" svg:y="164.76mm">
            <loext:p draw:notify-on-update-of-ranges="Foglio1.T38:Foglio1.Y38 Foglio1.T39:Foglio1.Y39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95mm" svg:height="47mm" svg:x="370.32mm" svg:y="219.38mm">
            <loext:p draw:notify-on-update-of-ranges="Foglio1.T50:Foglio1.Y50 Foglio1.T51:Foglio1.Y51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95mm" svg:height="47mm" svg:x="370.01mm" svg:y="272.99mm">
            <loext:p draw:notify-on-update-of-ranges="Foglio1.T62:Foglio1.Y62 Foglio1.T63:Foglio1.Y63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draw:text-style-name="P1" svg:width="95mm" svg:height="47mm" svg:x="368.72mm" svg:y="324.97mm">
            <loext:p draw:notify-on-update-of-ranges="Foglio1.T74:Foglio1.Y74 Foglio1.T75:Foglio1.Y75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1" draw:text-style-name="P1" svg:width="95mm" svg:height="47mm" svg:x="477.27mm" svg:y="328mm">
            <loext:p draw:notify-on-update-of-ranges="Foglio1.K75:Foglio1.K80 Foglio1.N75:Foglio1.N80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4" draw:style-name="gr1" draw:text-style-name="P1" svg:width="95mm" svg:height="47mm" svg:x="479.12mm" svg:y="272.3mm">
            <loext:p draw:notify-on-update-of-ranges="Foglio1.K63:Foglio1.K68 Foglio1.N63:Foglio1.N68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5" draw:style-name="gr1" draw:text-style-name="P1" svg:width="95mm" svg:height="47mm" svg:x="479.87mm" svg:y="218.12mm">
            <loext:p draw:notify-on-update-of-ranges="Foglio1.K51:Foglio1.K56 Foglio1.N51:Foglio1.N56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6" draw:style-name="gr1" draw:text-style-name="P1" svg:width="95mm" svg:height="47mm" svg:x="480.6mm" svg:y="164.69mm">
            <loext:p draw:notify-on-update-of-ranges="Foglio1.K39:Foglio1.K44 Foglio1.N39:Foglio1.N44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7" draw:style-name="gr1" draw:text-style-name="P1" svg:width="95mm" svg:height="47mm" svg:x="480.6mm" svg:y="109.74mm">
            <loext:p draw:notify-on-update-of-ranges="Foglio1.K27:Foglio1.K32 Foglio1.N27:Foglio1.N32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8" draw:style-name="gr1" draw:text-style-name="P1" svg:width="95mm" svg:height="47mm" svg:x="482.46mm" svg:y="59.32mm">
            <loext:p draw:notify-on-update-of-ranges="Foglio1.K15:Foglio1.K20 Foglio1.N15:Foglio1.N20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9" draw:style-name="gr1" draw:text-style-name="P1" svg:width="95mm" svg:height="47mm" svg:x="370.65mm" svg:y="382.24mm">
            <loext:p draw:notify-on-update-of-ranges="Foglio1.T86:Foglio1.Y86 Foglio1.T87:Foglio1.Y87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20" draw:style-name="gr1" draw:text-style-name="P1" svg:width="95mm" svg:height="47mm" svg:x="476.49mm" svg:y="382.24mm">
            <loext:p draw:notify-on-update-of-ranges="Foglio1.K87:Foglio1.K92 Foglio1.N87:Foglio1.N92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6" table:default-cell-style-name="ce7"/>
        <table:table-column table:style-name="co4" table:default-cell-style-name="ce7"/>
        <table:table-column table:style-name="co1" table:default-cell-style-name="Default"/>
        <table:table-column table:style-name="co5" table:default-cell-style-name="ce3"/>
        <table:table-column table:style-name="co6" table:default-cell-style-name="ce7"/>
        <table:table-column table:style-name="co7" table:default-cell-style-name="ce20"/>
        <table:table-column table:style-name="co1" table:number-columns-repeated="6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row table:style-name="ro1" table:number-rows-repeated="4">
          <table:table-cell/>
          <table:table-cell table:style-name="Default" table:number-columns-repeated="8"/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1" office:value-type="string" calcext:value-type="string">
            <text:p>Ruolo</text:p>
          </table:table-cell>
          <table:table-cell table:style-name="ce13" office:value-type="string" calcext:value-type="string">
            <text:p>€/h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5" office:value-type="string" calcext:value-type="string">
            <text:p>Project Manager</text:p>
          </table:table-cell>
          <table:table-cell table:style-name="ce17" office:value-type="float" office:value="30" calcext:value-type="float">
            <text:p>30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5" office:value-type="string" calcext:value-type="string">
            <text:p>Amministratore</text:p>
          </table:table-cell>
          <table:table-cell table:style-name="ce17" office:value-type="float" office:value="20" calcext:value-type="float">
            <text:p>20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5" office:value-type="string" calcext:value-type="string">
            <text:p>Analista</text:p>
          </table:table-cell>
          <table:table-cell table:style-name="ce17" office:value-type="float" office:value="25" calcext:value-type="float">
            <text:p>25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5" office:value-type="string" calcext:value-type="string">
            <text:p>Progettista</text:p>
          </table:table-cell>
          <table:table-cell table:style-name="ce17" office:value-type="float" office:value="22" calcext:value-type="float">
            <text:p>22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5" office:value-type="string" calcext:value-type="string">
            <text:p>Programmatore</text:p>
          </table:table-cell>
          <table:table-cell table:style-name="ce17" office:value-type="float" office:value="15" calcext:value-type="float">
            <text:p>15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table:style-name="Default" table:number-columns-repeated="8"/>
          <table:table-cell/>
          <table:table-cell table:style-name="ce16" office:value-type="string" calcext:value-type="string">
            <text:p>Verificatore</text:p>
          </table:table-cell>
          <table:table-cell table:style-name="ce18" office:value-type="float" office:value="15" calcext:value-type="float">
            <text:p>15</text:p>
          </table:table-cell>
          <table:table-cell table:style-name="Default"/>
          <table:table-cell table:number-columns-repeated="13"/>
        </table:table-row>
        <table:table-row table:style-name="ro1" table:number-rows-repeated="2">
          <table:table-cell/>
          <table:table-cell table:style-name="Default" table:number-columns-repeated="8"/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ANALISI</text:p>
          </table:table-cell>
          <table:covered-table-cell table:style-name="ce5"/>
          <table:covered-table-cell table:style-name="ce10"/>
          <table:covered-table-cell table:style-name="ce11"/>
          <table:covered-table-cell table:number-columns-repeated="2" table:style-name="ce12"/>
          <table:covered-table-cell table:style-name="ce13"/>
          <table:covered-table-cell table:style-name="ce2"/>
          <table:table-cell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10" office:value-type="string" calcext:value-type="string">
            <text:p>Costo (€)</text:p>
          </table:table-cell>
          <table:table-cell table:number-columns-repeated="6"/>
          <table:table-cell table:style-name="ce23" office:value-type="string" calcext:value-type="string">
            <text:p>Project Manger</text:p>
          </table:table-cell>
          <table:table-cell table:style-name="ce23" office:value-type="string" calcext:value-type="string">
            <text:p>Amministratore</text:p>
          </table:table-cell>
          <table:table-cell table:style-name="ce23" office:value-type="string" calcext:value-type="string">
            <text:p>Analista</text:p>
          </table:table-cell>
          <table:table-cell table:style-name="ce23" office:value-type="string" calcext:value-type="string">
            <text:p>Programmatore</text:p>
          </table:table-cell>
          <table:table-cell table:style-name="ce23" office:value-type="string" calcext:value-type="string">
            <text:p>Progettista</text:p>
          </table:table-cell>
          <table:table-cell table:style-name="ce23" office:value-type="string" calcext:value-type="string">
            <text:p>Verificatore</text:p>
          </table:table-cell>
          <table:table-cell table:style-name="ce24"/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/>
          <table:table-cell office:value-type="string" calcext:value-type="string">
            <text:p>Project Manager</text:p>
          </table:table-cell>
          <table:table-cell table:formula="of:=SUM([.C16:.C21])" office:value-type="float" office:value="19" calcext:value-type="float">
            <text:p>19</text:p>
          </table:table-cell>
          <table:table-cell table:formula="of:=[.L15]*[.L6]" office:value-type="currency" office:currency="EUR" office:value="570" calcext:value-type="currency">
            <text:p>€ 570,00</text:p>
          </table:table-cell>
          <table:table-cell table:formula="of:=[.M15]*100/[.$M$22]" office:value-type="float" office:value="20.1769911504425" calcext:value-type="float">
            <text:p>20,1769911504425</text:p>
          </table:table-cell>
          <table:table-cell table:number-columns-repeated="5"/>
          <table:table-cell table:style-name="ce23" table:formula="of:=[.C23]" office:value-type="float" office:value="15.2" calcext:value-type="float">
            <text:p>15,2</text:p>
          </table:table-cell>
          <table:table-cell table:style-name="ce23" table:formula="of:=[.D23]" office:value-type="float" office:value="13.6" calcext:value-type="float">
            <text:p>13,6</text:p>
          </table:table-cell>
          <table:table-cell table:style-name="ce23" table:formula="of:=[.E23]" office:value-type="float" office:value="46.4" calcext:value-type="float">
            <text:p>46,4</text:p>
          </table:table-cell>
          <table:table-cell table:style-name="ce23" table:formula="of:=[.F23]" office:value-type="float" office:value="0" calcext:value-type="float">
            <text:p>0</text:p>
          </table:table-cell>
          <table:table-cell table:style-name="ce23" table:formula="of:=[.G23]" office:value-type="float" office:value="0" calcext:value-type="float">
            <text:p>0</text:p>
          </table:table-cell>
          <table:table-cell table:style-name="ce23" table:formula="of:=[.H23]" office:value-type="float" office:value="24.8" calcext:value-type="float">
            <text:p>24,8</text:p>
          </table:table-cell>
          <table:table-cell table:style-name="ce24"/>
        </table:table-row>
        <table:table-row table:style-name="ro1">
          <table:table-cell/>
          <table:table-cell office:value-type="string" calcext:value-type="string">
            <text:p>Salvator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table:formula="of:=SUM([.C16:.H16])" office:value-type="float" office:value="22" calcext:value-type="float">
            <text:p>22</text:p>
          </table:table-cell>
          <table:table-cell/>
          <table:table-cell office:value-type="string" calcext:value-type="string">
            <text:p>Amministratore</text:p>
          </table:table-cell>
          <table:table-cell table:formula="of:=SUM([.D16:.D21])" office:value-type="float" office:value="17" calcext:value-type="float">
            <text:p>17</text:p>
          </table:table-cell>
          <table:table-cell table:formula="of:=[.L16]*[.L7]" office:value-type="currency" office:currency="EUR" office:value="340" calcext:value-type="currency">
            <text:p>€ 340,00</text:p>
          </table:table-cell>
          <table:table-cell table:formula="of:=[.M16]*100/[.$M$22]" office:value-type="float" office:value="12.0353982300885" calcext:value-type="float">
            <text:p>12,035398230088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abio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SUM([.C17:.H17])" office:value-type="float" office:value="21" calcext:value-type="float">
            <text:p>21</text:p>
          </table:table-cell>
          <table:table-cell/>
          <table:table-cell office:value-type="string" calcext:value-type="string">
            <text:p>Analista</text:p>
          </table:table-cell>
          <table:table-cell table:formula="of:=SUM([.E16:.E21])" office:value-type="float" office:value="58" calcext:value-type="float">
            <text:p>58</text:p>
          </table:table-cell>
          <table:table-cell table:formula="of:=[.L17]*[.L8]" office:value-type="currency" office:currency="EUR" office:value="1450" calcext:value-type="currency">
            <text:p>€ 1.450,00</text:p>
          </table:table-cell>
          <table:table-cell table:formula="of:=[.M17]*100/[.$M$22]" office:value-type="float" office:value="51.3274336283186" calcext:value-type="float">
            <text:p>51,327433628318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ebastiano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SUM([.C18:.H18])" office:value-type="float" office:value="19" calcext:value-type="float">
            <text:p>19</text:p>
          </table:table-cell>
          <table:table-cell/>
          <table:table-cell office:value-type="string" calcext:value-type="string">
            <text:p>Progettista</text:p>
          </table:table-cell>
          <table:table-cell table:formula="of:=SUM([.F16:.F21])" office:value-type="float" office:value="0" calcext:value-type="float">
            <text:p>0</text:p>
          </table:table-cell>
          <table:table-cell table:formula="of:=[.L18]*[.L9]" office:value-type="currency" office:currency="EUR" office:value="0" calcext:value-type="currency">
            <text:p>€ 0,00</text:p>
          </table:table-cell>
          <table:table-cell table:formula="of:=[.M18]*100/[.$M$2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vid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formula="of:=SUM([.C19:.H19])" office:value-type="float" office:value="20" calcext:value-type="float">
            <text:p>20</text:p>
          </table:table-cell>
          <table:table-cell/>
          <table:table-cell office:value-type="string" calcext:value-type="string">
            <text:p>Programmatore</text:p>
          </table:table-cell>
          <table:table-cell table:formula="of:=SUM([.G16:.G21])" office:value-type="float" office:value="0" calcext:value-type="float">
            <text:p>0</text:p>
          </table:table-cell>
          <table:table-cell table:formula="of:=[.L19]*[.L10]" office:value-type="currency" office:currency="EUR" office:value="0" calcext:value-type="currency">
            <text:p>€ 0,00</text:p>
          </table:table-cell>
          <table:table-cell table:formula="of:=[.M19]*100/[.$M$2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lick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SUM([.C20:.H20])" office:value-type="float" office:value="22" calcext:value-type="float">
            <text:p>22</text:p>
          </table:table-cell>
          <table:table-cell/>
          <table:table-cell office:value-type="string" calcext:value-type="string">
            <text:p>Verificatore</text:p>
          </table:table-cell>
          <table:table-cell table:formula="of:=SUM([.H16:.H21])" office:value-type="float" office:value="31" calcext:value-type="float">
            <text:p>31</text:p>
          </table:table-cell>
          <table:table-cell table:formula="of:=[.L20]*[.L11]" office:value-type="currency" office:currency="EUR" office:value="465" calcext:value-type="currency">
            <text:p>€ 465,00</text:p>
          </table:table-cell>
          <table:table-cell table:formula="of:=[.M20]*100/[.$M$22]" office:value-type="float" office:value="16.4601769911504" calcext:value-type="float">
            <text:p>16,4601769911504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8" office:value-type="float" office:value="15" calcext:value-type="float">
            <text:p>15</text:p>
          </table:table-cell>
          <table:table-cell table:style-name="ce8" table:number-columns-repeated="2"/>
          <table:table-cell table:style-name="ce8" office:value-type="float" office:value="2" calcext:value-type="float">
            <text:p>2</text:p>
          </table:table-cell>
          <table:table-cell table:style-name="ce8" table:formula="of:=SUM([.C21:.H21])" office:value-type="float" office:value="21" calcext:value-type="float">
            <text:p>21</text:p>
          </table:table-cell>
          <table:table-cell table:number-columns-repeated="17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16:.C21])" office:value-type="float" office:value="19" calcext:value-type="float">
            <text:p>19</text:p>
          </table:table-cell>
          <table:table-cell table:style-name="ce10" table:formula="of:=SUM([.D16:.D21])" office:value-type="float" office:value="17" calcext:value-type="float">
            <text:p>17</text:p>
          </table:table-cell>
          <table:table-cell table:style-name="ce10" table:formula="of:=SUM([.E16:.E21])" office:value-type="float" office:value="58" calcext:value-type="float">
            <text:p>58</text:p>
          </table:table-cell>
          <table:table-cell table:style-name="ce10" table:formula="of:=SUM([.F16:.F21])" office:value-type="float" office:value="0" calcext:value-type="float">
            <text:p>0</text:p>
          </table:table-cell>
          <table:table-cell table:style-name="ce10" table:formula="of:=SUM([.G16:.G21])" office:value-type="float" office:value="0" calcext:value-type="float">
            <text:p>0</text:p>
          </table:table-cell>
          <table:table-cell table:style-name="ce10" table:formula="of:=SUM([.H16:.H21])" office:value-type="float" office:value="31" calcext:value-type="float">
            <text:p>31</text:p>
          </table:table-cell>
          <table:table-cell table:style-name="ce10" table:formula="of:=SUM([.I16:.I21])" office:value-type="float" office:value="125" calcext:value-type="float">
            <text:p>125</text:p>
          </table:table-cell>
          <table:table-cell/>
          <table:table-cell table:style-name="ce2" office:value-type="string" calcext:value-type="string">
            <text:p>TOTALE</text:p>
          </table:table-cell>
          <table:table-cell table:style-name="ce2" table:formula="of:=SUM([.L15:.L20])" office:value-type="float" office:value="125" calcext:value-type="float">
            <text:p>125</text:p>
          </table:table-cell>
          <table:table-cell table:style-name="ce21" table:formula="of:=SUM([.M15:.M20])" office:value-type="currency" office:currency="EUR" office:value="2825" calcext:value-type="currency">
            <text:p>€ 2.825,00</text:p>
          </table:table-cell>
          <table:table-cell table:formula="of:=[.M22]*100/[.$M$22]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string" calcext:value-type="string">
            <text:p>% sweetbit</text:p>
          </table:table-cell>
          <table:table-cell table:style-name="ce9" table:formula="of:=[.C22]*100/[.$I$22]" office:value-type="float" office:value="15.2" calcext:value-type="float">
            <text:p>15,2</text:p>
          </table:table-cell>
          <table:table-cell table:style-name="ce9" table:formula="of:=[.D22]*100/[.$I$22]" office:value-type="float" office:value="13.6" calcext:value-type="float">
            <text:p>13,6</text:p>
          </table:table-cell>
          <table:table-cell table:style-name="ce9" table:formula="of:=[.E22]*100/[.$I$22]" office:value-type="float" office:value="46.4" calcext:value-type="float">
            <text:p>46,4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table:formula="of:=[.H22]*100/[.$I$22]" office:value-type="float" office:value="24.8" calcext:value-type="float">
            <text:p>24,8</text:p>
          </table:table-cell>
          <table:table-cell table:style-name="ce14" table:formula="of:=SUM([.C23:.H23])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don’t panic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46" calcext:value-type="float">
            <text:p>46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26" calcext:value-type="float">
            <text:p>26</text:p>
          </table:table-cell>
          <table:table-cell table:style-name="ce14" table:formula="of:=SUM([.C24:.H24])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ANALISI DI DETTAGLIO</text:p>
          </table:table-cell>
          <table:covered-table-cell table:style-name="ce5"/>
          <table:covered-table-cell table:style-name="ce10"/>
          <table:covered-table-cell table:style-name="ce11"/>
          <table:covered-table-cell table:number-columns-repeated="2" table:style-name="ce12"/>
          <table:covered-table-cell table:style-name="ce13"/>
          <table:covered-table-cell table:style-name="ce2"/>
          <table:table-cell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10" office:value-type="string" calcext:value-type="string">
            <text:p>Costo (€)</text:p>
          </table:table-cell>
          <table:table-cell table:number-columns-repeated="6"/>
          <table:table-cell table:style-name="ce23" office:value-type="string" calcext:value-type="string">
            <text:p>Project Manger</text:p>
          </table:table-cell>
          <table:table-cell table:style-name="ce23" office:value-type="string" calcext:value-type="string">
            <text:p>Amministratore</text:p>
          </table:table-cell>
          <table:table-cell table:style-name="ce23" office:value-type="string" calcext:value-type="string">
            <text:p>Analista</text:p>
          </table:table-cell>
          <table:table-cell table:style-name="ce23" office:value-type="string" calcext:value-type="string">
            <text:p>Programmatore</text:p>
          </table:table-cell>
          <table:table-cell table:style-name="ce23" office:value-type="string" calcext:value-type="string">
            <text:p>Progettista</text:p>
          </table:table-cell>
          <table:table-cell table:style-name="ce23" office:value-type="string" calcext:value-type="string">
            <text:p>Verificator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/>
          <table:table-cell office:value-type="string" calcext:value-type="string">
            <text:p>Project Manager</text:p>
          </table:table-cell>
          <table:table-cell table:style-name="ce19" table:formula="of:=SUM([.C28:.C33])" office:value-type="float" office:value="1" calcext:value-type="float">
            <text:p>1</text:p>
          </table:table-cell>
          <table:table-cell table:formula="of:=[.L27]*[.L6]" office:value-type="currency" office:currency="EUR" office:value="30" calcext:value-type="currency">
            <text:p>€ 30,00</text:p>
          </table:table-cell>
          <table:table-cell table:formula="of:=[.M27]*100/[.$M$34]" office:value-type="float" office:value="4.31654676258993" calcext:value-type="float">
            <text:p>4,31654676258993</text:p>
          </table:table-cell>
          <table:table-cell table:number-columns-repeated="5"/>
          <table:table-cell table:style-name="ce23" table:formula="of:=[.C35]" office:value-type="float" office:value="3.33333333333333" calcext:value-type="float">
            <text:p>3,33333333333333</text:p>
          </table:table-cell>
          <table:table-cell table:style-name="ce23" table:formula="of:=[.D35]" office:value-type="float" office:value="6.66666666666667" calcext:value-type="float">
            <text:p>6,66666666666667</text:p>
          </table:table-cell>
          <table:table-cell table:style-name="ce23" table:formula="of:=[.E35]" office:value-type="float" office:value="73.3333333333333" calcext:value-type="float">
            <text:p>73,3333333333333</text:p>
          </table:table-cell>
          <table:table-cell table:style-name="ce23" table:formula="of:=[.F35]" office:value-type="float" office:value="0" calcext:value-type="float">
            <text:p>0</text:p>
          </table:table-cell>
          <table:table-cell table:style-name="ce23" table:formula="of:=[.G35]" office:value-type="float" office:value="0" calcext:value-type="float">
            <text:p>0</text:p>
          </table:table-cell>
          <table:table-cell table:style-name="ce23" table:formula="of:=[.H35]" office:value-type="float" office:value="16.6666666666667" calcext:value-type="float">
            <text:p>16,66666666666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lvator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SUM([.C28:.H28])" office:value-type="float" office:value="6" calcext:value-type="float">
            <text:p>6</text:p>
          </table:table-cell>
          <table:table-cell/>
          <table:table-cell office:value-type="string" calcext:value-type="string">
            <text:p>Amministratore</text:p>
          </table:table-cell>
          <table:table-cell table:formula="of:=SUM([.D28:.D33])" office:value-type="float" office:value="2" calcext:value-type="float">
            <text:p>2</text:p>
          </table:table-cell>
          <table:table-cell table:formula="of:=[.L28]*[.L7]" office:value-type="currency" office:currency="EUR" office:value="40" calcext:value-type="currency">
            <text:p>€ 40,00</text:p>
          </table:table-cell>
          <table:table-cell table:formula="of:=[.M28]*100/[.$M$34]" office:value-type="float" office:value="5.75539568345324" calcext:value-type="float">
            <text:p>5,7553956834532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abi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formula="of:=SUM([.C29:.H29])" office:value-type="float" office:value="5" calcext:value-type="float">
            <text:p>5</text:p>
          </table:table-cell>
          <table:table-cell/>
          <table:table-cell office:value-type="string" calcext:value-type="string">
            <text:p>Analista</text:p>
          </table:table-cell>
          <table:table-cell table:formula="of:=SUM([.E28:.E33])" office:value-type="float" office:value="22" calcext:value-type="float">
            <text:p>22</text:p>
          </table:table-cell>
          <table:table-cell table:formula="of:=[.L29]*[.L8]" office:value-type="currency" office:currency="EUR" office:value="550" calcext:value-type="currency">
            <text:p>€ 550,00</text:p>
          </table:table-cell>
          <table:table-cell table:formula="of:=[.M29]*100/[.$M$34]" office:value-type="float" office:value="79.136690647482" calcext:value-type="float">
            <text:p>79,13669064748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ebastiano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formula="of:=SUM([.C30:.H30])" office:value-type="float" office:value="5" calcext:value-type="float">
            <text:p>5</text:p>
          </table:table-cell>
          <table:table-cell/>
          <table:table-cell office:value-type="string" calcext:value-type="string">
            <text:p>Progettista</text:p>
          </table:table-cell>
          <table:table-cell table:formula="of:=SUM([.F28:.F33])" office:value-type="float" office:value="0" calcext:value-type="float">
            <text:p>0</text:p>
          </table:table-cell>
          <table:table-cell table:formula="of:=[.L30]*[.L9]" office:value-type="currency" office:currency="EUR" office:value="0" calcext:value-type="currency">
            <text:p>€ 0,00</text:p>
          </table:table-cell>
          <table:table-cell table:formula="of:=[.M30]*100/[.$M$3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vid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SUM([.C31:.H31])" office:value-type="float" office:value="5" calcext:value-type="float">
            <text:p>5</text:p>
          </table:table-cell>
          <table:table-cell/>
          <table:table-cell office:value-type="string" calcext:value-type="string">
            <text:p>Programmatore</text:p>
          </table:table-cell>
          <table:table-cell table:formula="of:=SUM([.G28:.G33])" office:value-type="float" office:value="0" calcext:value-type="float">
            <text:p>0</text:p>
          </table:table-cell>
          <table:table-cell table:formula="of:=[.L31]*[.L10]" office:value-type="currency" office:currency="EUR" office:value="0" calcext:value-type="currency">
            <text:p>€ 0,00</text:p>
          </table:table-cell>
          <table:table-cell table:formula="of:=[.M31]*100/[.$M$3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lick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table:formula="of:=SUM([.C32:.H32])" office:value-type="float" office:value="4" calcext:value-type="float">
            <text:p>4</text:p>
          </table:table-cell>
          <table:table-cell/>
          <table:table-cell office:value-type="string" calcext:value-type="string">
            <text:p>Verificatore</text:p>
          </table:table-cell>
          <table:table-cell table:formula="of:=SUM([.H28:.H33])" office:value-type="float" office:value="5" calcext:value-type="float">
            <text:p>5</text:p>
          </table:table-cell>
          <table:table-cell table:formula="of:=[.L32]*[.L11]" office:value-type="currency" office:currency="EUR" office:value="75" calcext:value-type="currency">
            <text:p>€ 75,00</text:p>
          </table:table-cell>
          <table:table-cell table:formula="of:=[.M32]*100/[.$M$34]" office:value-type="float" office:value="10.7913669064748" calcext:value-type="float">
            <text:p>10,7913669064748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8" table:number-columns-repeated="2"/>
          <table:table-cell table:style-name="ce8" office:value-type="float" office:value="5" calcext:value-type="float">
            <text:p>5</text:p>
          </table:table-cell>
          <table:table-cell table:style-name="ce8" table:number-columns-repeated="3"/>
          <table:table-cell table:style-name="ce8" table:formula="of:=SUM([.C33:.H33])"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28:.C33])" office:value-type="float" office:value="1" calcext:value-type="float">
            <text:p>1</text:p>
          </table:table-cell>
          <table:table-cell table:style-name="ce10" table:formula="of:=SUM([.D28:.D33])" office:value-type="float" office:value="2" calcext:value-type="float">
            <text:p>2</text:p>
          </table:table-cell>
          <table:table-cell table:style-name="ce10" table:formula="of:=SUM([.E28:.E33])" office:value-type="float" office:value="22" calcext:value-type="float">
            <text:p>22</text:p>
          </table:table-cell>
          <table:table-cell table:style-name="ce10" table:formula="of:=SUM([.F28:.F33])" office:value-type="float" office:value="0" calcext:value-type="float">
            <text:p>0</text:p>
          </table:table-cell>
          <table:table-cell table:style-name="ce10" table:formula="of:=SUM([.G28:.G33])" office:value-type="float" office:value="0" calcext:value-type="float">
            <text:p>0</text:p>
          </table:table-cell>
          <table:table-cell table:style-name="ce10" table:formula="of:=SUM([.H28:.H33])" office:value-type="float" office:value="5" calcext:value-type="float">
            <text:p>5</text:p>
          </table:table-cell>
          <table:table-cell table:style-name="ce10" table:formula="of:=SUM([.I28:.I33])" office:value-type="float" office:value="30" calcext:value-type="float">
            <text:p>30</text:p>
          </table:table-cell>
          <table:table-cell/>
          <table:table-cell table:style-name="ce2" office:value-type="string" calcext:value-type="string">
            <text:p>TOTALE</text:p>
          </table:table-cell>
          <table:table-cell table:style-name="ce2" table:formula="of:=SUM([.L27:.L32])" office:value-type="float" office:value="30" calcext:value-type="float">
            <text:p>30</text:p>
          </table:table-cell>
          <table:table-cell table:style-name="ce21" table:formula="of:=SUM([.M27:.M32])" office:value-type="currency" office:currency="EUR" office:value="695" calcext:value-type="currency">
            <text:p>€ 695,00</text:p>
          </table:table-cell>
          <table:table-cell table:formula="of:=[.M34]*100/[.$M$34]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string" calcext:value-type="string">
            <text:p>% sweetbit</text:p>
          </table:table-cell>
          <table:table-cell table:style-name="ce9" table:formula="of:=[.C34]*100/[.$I$34]" office:value-type="float" office:value="3.33333333333333" calcext:value-type="float">
            <text:p>3,33333333333333</text:p>
          </table:table-cell>
          <table:table-cell table:style-name="ce9" table:formula="of:=[.D34]*100/[.$I$34]" office:value-type="float" office:value="6.66666666666667" calcext:value-type="float">
            <text:p>6,66666666666667</text:p>
          </table:table-cell>
          <table:table-cell table:style-name="ce9" table:formula="of:=[.E34]*100/[.$I$34]" office:value-type="float" office:value="73.3333333333333" calcext:value-type="float">
            <text:p>73,3333333333333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table:formula="of:=[.H34]*100/[.$I$34]" office:value-type="float" office:value="16.6666666666667" calcext:value-type="float">
            <text:p>16,6666666666667</text:p>
          </table:table-cell>
          <table:table-cell table:style-name="ce14" table:formula="of:=SUM([.C35:.H35])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don’t panic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5" calcext:value-type="float">
            <text:p>7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7" calcext:value-type="float">
            <text:p>17</text:p>
          </table:table-cell>
          <table:table-cell table:style-name="ce14" table:formula="of:=SUM([.C36:.H36])" office:value-type="float" office:value="101" calcext:value-type="float">
            <text:p>101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PROGETTAZIONE ARCHITETTURALE</text:p>
          </table:table-cell>
          <table:covered-table-cell table:style-name="ce5"/>
          <table:covered-table-cell table:style-name="ce10"/>
          <table:covered-table-cell table:style-name="ce11"/>
          <table:covered-table-cell table:number-columns-repeated="2" table:style-name="ce12"/>
          <table:covered-table-cell table:style-name="ce13"/>
          <table:covered-table-cell table:style-name="ce2"/>
          <table:table-cell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10" office:value-type="string" calcext:value-type="string">
            <text:p>Costo (€)</text:p>
          </table:table-cell>
          <table:table-cell table:number-columns-repeated="6"/>
          <table:table-cell table:style-name="ce23" office:value-type="string" calcext:value-type="string">
            <text:p>Project Manger</text:p>
          </table:table-cell>
          <table:table-cell table:style-name="ce23" office:value-type="string" calcext:value-type="string">
            <text:p>Amministratore</text:p>
          </table:table-cell>
          <table:table-cell table:style-name="ce23" office:value-type="string" calcext:value-type="string">
            <text:p>Analista</text:p>
          </table:table-cell>
          <table:table-cell table:style-name="ce23" office:value-type="string" calcext:value-type="string">
            <text:p>Programmatore</text:p>
          </table:table-cell>
          <table:table-cell table:style-name="ce23" office:value-type="string" calcext:value-type="string">
            <text:p>Progettista</text:p>
          </table:table-cell>
          <table:table-cell table:style-name="ce23" office:value-type="string" calcext:value-type="string">
            <text:p>Verificator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/>
          <table:table-cell office:value-type="string" calcext:value-type="string">
            <text:p>Project Manager</text:p>
          </table:table-cell>
          <table:table-cell table:formula="of:=SUM([.C40:.C45])" office:value-type="float" office:value="10" calcext:value-type="float">
            <text:p>10</text:p>
          </table:table-cell>
          <table:table-cell table:formula="of:=[.L39]*[.L6]" office:value-type="currency" office:currency="EUR" office:value="300" calcext:value-type="currency">
            <text:p>€ 300,00</text:p>
          </table:table-cell>
          <table:table-cell table:formula="of:=[.M39]*100/[.$M$46]" office:value-type="float" office:value="8.70069605568446" calcext:value-type="float">
            <text:p>8,70069605568446</text:p>
          </table:table-cell>
          <table:table-cell table:number-columns-repeated="5"/>
          <table:table-cell table:style-name="ce23" table:formula="of:=[.C47]" office:value-type="float" office:value="6.17283950617284" calcext:value-type="float">
            <text:p>6,17283950617284</text:p>
          </table:table-cell>
          <table:table-cell table:style-name="ce23" table:formula="of:=[.D47]" office:value-type="float" office:value="4.32098765432099" calcext:value-type="float">
            <text:p>4,32098765432099</text:p>
          </table:table-cell>
          <table:table-cell table:style-name="ce23" table:formula="of:=[.E47]" office:value-type="float" office:value="12.962962962963" calcext:value-type="float">
            <text:p>12,962962962963</text:p>
          </table:table-cell>
          <table:table-cell table:style-name="ce23" table:formula="of:=[.F47]" office:value-type="float" office:value="54.9382716049383" calcext:value-type="float">
            <text:p>54,9382716049383</text:p>
          </table:table-cell>
          <table:table-cell table:style-name="ce23" table:formula="of:=[.G47]" office:value-type="float" office:value="0" calcext:value-type="float">
            <text:p>0</text:p>
          </table:table-cell>
          <table:table-cell table:style-name="ce23" table:formula="of:=[.H47]" office:value-type="float" office:value="21.6049382716049" calcext:value-type="float">
            <text:p>21,604938271604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lvato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formula="of:=SUM([.C40:.H40])" office:value-type="float" office:value="29" calcext:value-type="float">
            <text:p>29</text:p>
          </table:table-cell>
          <table:table-cell/>
          <table:table-cell office:value-type="string" calcext:value-type="string">
            <text:p>Amministratore</text:p>
          </table:table-cell>
          <table:table-cell table:formula="of:=SUM([.D40:.D45])" office:value-type="float" office:value="7" calcext:value-type="float">
            <text:p>7</text:p>
          </table:table-cell>
          <table:table-cell table:formula="of:=[.L40]*[.L7]" office:value-type="currency" office:currency="EUR" office:value="140" calcext:value-type="currency">
            <text:p>€ 140,00</text:p>
          </table:table-cell>
          <table:table-cell table:formula="of:=[.M40]*100/[.$M$46]" office:value-type="float" office:value="4.06032482598608" calcext:value-type="float">
            <text:p>4,0603248259860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abi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C41:.H41])" office:value-type="float" office:value="27" calcext:value-type="float">
            <text:p>27</text:p>
          </table:table-cell>
          <table:table-cell/>
          <table:table-cell office:value-type="string" calcext:value-type="string">
            <text:p>Analista</text:p>
          </table:table-cell>
          <table:table-cell table:formula="of:=SUM([.E40:.E45])" office:value-type="float" office:value="21" calcext:value-type="float">
            <text:p>21</text:p>
          </table:table-cell>
          <table:table-cell table:formula="of:=[.L41]*[.L8]" office:value-type="currency" office:currency="EUR" office:value="525" calcext:value-type="currency">
            <text:p>€ 525,00</text:p>
          </table:table-cell>
          <table:table-cell table:formula="of:=[.M41]*100/[.$M$46]" office:value-type="float" office:value="15.2262180974478" calcext:value-type="float">
            <text:p>15,226218097447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ebastiano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SUM([.C42:.H42])" office:value-type="float" office:value="25" calcext:value-type="float">
            <text:p>25</text:p>
          </table:table-cell>
          <table:table-cell/>
          <table:table-cell office:value-type="string" calcext:value-type="string">
            <text:p>Progettista</text:p>
          </table:table-cell>
          <table:table-cell table:formula="of:=SUM([.F40:.F45])" office:value-type="float" office:value="89" calcext:value-type="float">
            <text:p>89</text:p>
          </table:table-cell>
          <table:table-cell table:formula="of:=[.L42]*[.L9]" office:value-type="currency" office:currency="EUR" office:value="1958" calcext:value-type="currency">
            <text:p>€ 1.958,00</text:p>
          </table:table-cell>
          <table:table-cell table:formula="of:=[.M42]*100/[.$M$46]" office:value-type="float" office:value="56.7865429234339" calcext:value-type="float">
            <text:p>56,786542923433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vid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SUM([.C43:.H43])" office:value-type="float" office:value="26" calcext:value-type="float">
            <text:p>26</text:p>
          </table:table-cell>
          <table:table-cell/>
          <table:table-cell office:value-type="string" calcext:value-type="string">
            <text:p>Programmatore</text:p>
          </table:table-cell>
          <table:table-cell table:formula="of:=SUM([.G40:.G45])" office:value-type="float" office:value="0" calcext:value-type="float">
            <text:p>0</text:p>
          </table:table-cell>
          <table:table-cell table:formula="of:=[.L43]*[.L10]" office:value-type="currency" office:currency="EUR" office:value="0" calcext:value-type="currency">
            <text:p>€ 0,00</text:p>
          </table:table-cell>
          <table:table-cell table:formula="of:=[.M43]*100/[.$M$46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lic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formula="of:=SUM([.C44:.H44])" office:value-type="float" office:value="28" calcext:value-type="float">
            <text:p>28</text:p>
          </table:table-cell>
          <table:table-cell/>
          <table:table-cell office:value-type="string" calcext:value-type="string">
            <text:p>Verificatore</text:p>
          </table:table-cell>
          <table:table-cell table:formula="of:=SUM([.H40:.H45])" office:value-type="float" office:value="35" calcext:value-type="float">
            <text:p>35</text:p>
          </table:table-cell>
          <table:table-cell table:formula="of:=[.L44]*[.L11]" office:value-type="currency" office:currency="EUR" office:value="525" calcext:value-type="currency">
            <text:p>€ 525,00</text:p>
          </table:table-cell>
          <table:table-cell table:formula="of:=[.M44]*100/[.$M$46]" office:value-type="float" office:value="15.2262180974478" calcext:value-type="float">
            <text:p>15,2262180974478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8" office:value-type="float" office:value="5" calcext:value-type="float">
            <text:p>5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office:value-type="float" office:value="20" calcext:value-type="float">
            <text:p>20</text:p>
          </table:table-cell>
          <table:table-cell table:style-name="ce8" table:number-columns-repeated="2"/>
          <table:table-cell table:style-name="ce8" table:formula="of:=SUM([.C45:.H45])" office:value-type="float" office:value="27" calcext:value-type="float">
            <text:p>27</text:p>
          </table:table-cell>
          <table:table-cell table:number-columns-repeated="17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40:.C45])" office:value-type="float" office:value="10" calcext:value-type="float">
            <text:p>10</text:p>
          </table:table-cell>
          <table:table-cell table:style-name="ce10" table:formula="of:=SUM([.D40:.D45])" office:value-type="float" office:value="7" calcext:value-type="float">
            <text:p>7</text:p>
          </table:table-cell>
          <table:table-cell table:style-name="ce10" table:formula="of:=SUM([.E40:.E45])" office:value-type="float" office:value="21" calcext:value-type="float">
            <text:p>21</text:p>
          </table:table-cell>
          <table:table-cell table:style-name="ce10" table:formula="of:=SUM([.F40:.F45])" office:value-type="float" office:value="89" calcext:value-type="float">
            <text:p>89</text:p>
          </table:table-cell>
          <table:table-cell table:style-name="ce10" table:formula="of:=SUM([.G40:.G45])" office:value-type="float" office:value="0" calcext:value-type="float">
            <text:p>0</text:p>
          </table:table-cell>
          <table:table-cell table:style-name="ce10" table:formula="of:=SUM([.H40:.H45])" office:value-type="float" office:value="35" calcext:value-type="float">
            <text:p>35</text:p>
          </table:table-cell>
          <table:table-cell table:style-name="ce10" table:formula="of:=SUM([.I40:.I45])" office:value-type="float" office:value="162" calcext:value-type="float">
            <text:p>162</text:p>
          </table:table-cell>
          <table:table-cell/>
          <table:table-cell table:style-name="ce2" office:value-type="string" calcext:value-type="string">
            <text:p>TOTALE</text:p>
          </table:table-cell>
          <table:table-cell table:style-name="ce2" table:formula="of:=SUM([.L39:.L44])" office:value-type="float" office:value="162" calcext:value-type="float">
            <text:p>162</text:p>
          </table:table-cell>
          <table:table-cell table:style-name="ce22" table:formula="of:=SUM([.M39:.M44])" office:value-type="currency" office:currency="EUR" office:value="3448" calcext:value-type="currency">
            <text:p>€ 3.448,00</text:p>
          </table:table-cell>
          <table:table-cell table:formula="of:=[.M46]*100/[.$M$46]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string" calcext:value-type="string">
            <text:p>% sweetbit</text:p>
          </table:table-cell>
          <table:table-cell table:style-name="ce9" table:formula="of:=[.C46]*100/[.$I$46]" office:value-type="float" office:value="6.17283950617284" calcext:value-type="float">
            <text:p>6,17283950617284</text:p>
          </table:table-cell>
          <table:table-cell table:style-name="ce9" table:formula="of:=[.D46]*100/[.$I$46]" office:value-type="float" office:value="4.32098765432099" calcext:value-type="float">
            <text:p>4,32098765432099</text:p>
          </table:table-cell>
          <table:table-cell table:style-name="ce9" table:formula="of:=[.E46]*100/[.$I$46]" office:value-type="float" office:value="12.962962962963" calcext:value-type="float">
            <text:p>12,962962962963</text:p>
          </table:table-cell>
          <table:table-cell table:style-name="ce9" table:formula="of:=[.F46]*100/[.$I$46]" office:value-type="float" office:value="54.9382716049383" calcext:value-type="float">
            <text:p>54,9382716049383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H46]*100/[.$I$46]" office:value-type="float" office:value="21.6049382716049" calcext:value-type="float">
            <text:p>21,6049382716049</text:p>
          </table:table-cell>
          <table:table-cell table:style-name="ce14" table:formula="of:=SUM([.C47:.H47])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don’t panic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1" calcext:value-type="float">
            <text:p>21</text:p>
          </table:table-cell>
          <table:table-cell table:style-name="ce14" table:formula="of:=SUM([.C48:.H48])" office:value-type="float" office:value="101" calcext:value-type="float">
            <text:p>101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PROGETTAZIONE DI DETTAGLIO E CODIFICA</text:p>
          </table:table-cell>
          <table:covered-table-cell table:style-name="ce5"/>
          <table:covered-table-cell table:style-name="ce10"/>
          <table:covered-table-cell table:style-name="ce11"/>
          <table:covered-table-cell table:number-columns-repeated="2" table:style-name="ce12"/>
          <table:covered-table-cell table:style-name="ce13"/>
          <table:covered-table-cell table:style-name="ce2"/>
          <table:table-cell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10" office:value-type="string" calcext:value-type="string">
            <text:p>Costo (€)</text:p>
          </table:table-cell>
          <table:table-cell table:number-columns-repeated="6"/>
          <table:table-cell table:style-name="ce23" office:value-type="string" calcext:value-type="string">
            <text:p>Project Manger</text:p>
          </table:table-cell>
          <table:table-cell table:style-name="ce23" office:value-type="string" calcext:value-type="string">
            <text:p>Amministratore</text:p>
          </table:table-cell>
          <table:table-cell table:style-name="ce23" office:value-type="string" calcext:value-type="string">
            <text:p>Analista</text:p>
          </table:table-cell>
          <table:table-cell table:style-name="ce23" office:value-type="string" calcext:value-type="string">
            <text:p>Programmatore</text:p>
          </table:table-cell>
          <table:table-cell table:style-name="ce23" office:value-type="string" calcext:value-type="string">
            <text:p>Progettista</text:p>
          </table:table-cell>
          <table:table-cell table:style-name="ce23" office:value-type="string" calcext:value-type="string">
            <text:p>Verificator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/>
          <table:table-cell office:value-type="string" calcext:value-type="string">
            <text:p>Project Manager</text:p>
          </table:table-cell>
          <table:table-cell table:formula="of:=SUM([.C52:.C57])" office:value-type="float" office:value="10" calcext:value-type="float">
            <text:p>10</text:p>
          </table:table-cell>
          <table:table-cell table:formula="of:=[.L51]*[.L6]" office:value-type="currency" office:currency="EUR" office:value="300" calcext:value-type="currency">
            <text:p>€ 300,00</text:p>
          </table:table-cell>
          <table:table-cell table:formula="of:=[.M51]*100/[.$M$58]" office:value-type="float" office:value="5.59075661572866" calcext:value-type="float">
            <text:p>5,59075661572866</text:p>
          </table:table-cell>
          <table:table-cell table:number-columns-repeated="5"/>
          <table:table-cell table:style-name="ce23" table:formula="of:=[.C59]" office:value-type="float" office:value="3.32225913621262" calcext:value-type="float">
            <text:p>3,32225913621262</text:p>
          </table:table-cell>
          <table:table-cell table:style-name="ce23" table:formula="of:=[.D59]" office:value-type="float" office:value="1.99335548172757" calcext:value-type="float">
            <text:p>1,99335548172757</text:p>
          </table:table-cell>
          <table:table-cell table:style-name="ce23" table:formula="of:=[.E59]" office:value-type="float" office:value="0.664451827242525" calcext:value-type="float">
            <text:p>0,664451827242525</text:p>
          </table:table-cell>
          <table:table-cell table:style-name="ce23" table:formula="of:=[.F59]" office:value-type="float" office:value="30.8970099667774" calcext:value-type="float">
            <text:p>30,8970099667774</text:p>
          </table:table-cell>
          <table:table-cell table:style-name="ce23" table:formula="of:=[.G59]" office:value-type="float" office:value="35.2159468438538" calcext:value-type="float">
            <text:p>35,2159468438538</text:p>
          </table:table-cell>
          <table:table-cell table:style-name="ce23" table:formula="of:=[.H59]" office:value-type="float" office:value="27.906976744186" calcext:value-type="float">
            <text:p>27,9069767441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lvator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SUM([.C52:.H52])" office:value-type="float" office:value="52" calcext:value-type="float">
            <text:p>52</text:p>
          </table:table-cell>
          <table:table-cell/>
          <table:table-cell office:value-type="string" calcext:value-type="string">
            <text:p>Amministratore</text:p>
          </table:table-cell>
          <table:table-cell table:formula="of:=SUM([.D52:.D57])" office:value-type="float" office:value="6" calcext:value-type="float">
            <text:p>6</text:p>
          </table:table-cell>
          <table:table-cell table:formula="of:=[.L52]*[.L7]" office:value-type="currency" office:currency="EUR" office:value="120" calcext:value-type="currency">
            <text:p>€ 120,00</text:p>
          </table:table-cell>
          <table:table-cell table:formula="of:=[.M52]*100/[.$M$58]" office:value-type="float" office:value="2.23630264629146" calcext:value-type="float">
            <text:p>2,2363026462914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abio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M([.C53:.H53])" office:value-type="float" office:value="50" calcext:value-type="float">
            <text:p>50</text:p>
          </table:table-cell>
          <table:table-cell/>
          <table:table-cell office:value-type="string" calcext:value-type="string">
            <text:p>Analista</text:p>
          </table:table-cell>
          <table:table-cell table:formula="of:=SUM([.E52:.E57])" office:value-type="float" office:value="2" calcext:value-type="float">
            <text:p>2</text:p>
          </table:table-cell>
          <table:table-cell table:formula="of:=[.L53]*[.L8]" office:value-type="currency" office:currency="EUR" office:value="50" calcext:value-type="currency">
            <text:p>€ 50,00</text:p>
          </table:table-cell>
          <table:table-cell table:formula="of:=[.M53]*100/[.$M$58]" office:value-type="float" office:value="0.93179276928811" calcext:value-type="float">
            <text:p>0,9317927692881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ebastiano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formula="of:=SUM([.C54:.H54])" office:value-type="float" office:value="50" calcext:value-type="float">
            <text:p>50</text:p>
          </table:table-cell>
          <table:table-cell/>
          <table:table-cell office:value-type="string" calcext:value-type="string">
            <text:p>Progettista</text:p>
          </table:table-cell>
          <table:table-cell table:formula="of:=SUM([.F52:.F57])" office:value-type="float" office:value="93" calcext:value-type="float">
            <text:p>93</text:p>
          </table:table-cell>
          <table:table-cell table:formula="of:=[.L54]*[.L9]" office:value-type="currency" office:currency="EUR" office:value="2046" calcext:value-type="currency">
            <text:p>€ 2.046,00</text:p>
          </table:table-cell>
          <table:table-cell table:formula="of:=[.M54]*100/[.$M$58]" office:value-type="float" office:value="38.1289601192695" calcext:value-type="float">
            <text:p>38,128960119269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vid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SUM([.C55:.H55])" office:value-type="float" office:value="49" calcext:value-type="float">
            <text:p>49</text:p>
          </table:table-cell>
          <table:table-cell/>
          <table:table-cell office:value-type="string" calcext:value-type="string">
            <text:p>Programmatore</text:p>
          </table:table-cell>
          <table:table-cell table:formula="of:=SUM([.G52:.G57])" office:value-type="float" office:value="106" calcext:value-type="float">
            <text:p>106</text:p>
          </table:table-cell>
          <table:table-cell table:formula="of:=[.L55]*[.L10]" office:value-type="currency" office:currency="EUR" office:value="1590" calcext:value-type="currency">
            <text:p>€ 1.590,00</text:p>
          </table:table-cell>
          <table:table-cell table:formula="of:=[.M55]*100/[.$M$58]" office:value-type="float" office:value="29.6310100633619" calcext:value-type="float">
            <text:p>29,631010063361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lick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8" calcext:value-type="float">
            <text:p>28</text:p>
          </table:table-cell>
          <table:table-cell table:formula="of:=SUM([.C56:.H56])" office:value-type="float" office:value="50" calcext:value-type="float">
            <text:p>50</text:p>
          </table:table-cell>
          <table:table-cell/>
          <table:table-cell office:value-type="string" calcext:value-type="string">
            <text:p>Verificatore</text:p>
          </table:table-cell>
          <table:table-cell table:formula="of:=SUM([.H52:.H57])" office:value-type="float" office:value="84" calcext:value-type="float">
            <text:p>84</text:p>
          </table:table-cell>
          <table:table-cell table:formula="of:=[.L56]*[.L11]" office:value-type="currency" office:currency="EUR" office:value="1260" calcext:value-type="currency">
            <text:p>€ 1.260,00</text:p>
          </table:table-cell>
          <table:table-cell table:formula="of:=[.M56]*100/[.$M$58]" office:value-type="float" office:value="23.4811777860604" calcext:value-type="float">
            <text:p>23,4811777860604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8" table:number-columns-repeated="3"/>
          <table:table-cell table:style-name="ce8" office:value-type="float" office:value="10" calcext:value-type="float">
            <text:p>1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0" calcext:value-type="float">
            <text:p>10</text:p>
          </table:table-cell>
          <table:table-cell table:formula="of:=SUM([.C57:.H57])" office:value-type="float" office:value="50" calcext:value-type="float">
            <text:p>50</text:p>
          </table:table-cell>
          <table:table-cell table:number-columns-repeated="17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52:.C57])" office:value-type="float" office:value="10" calcext:value-type="float">
            <text:p>10</text:p>
          </table:table-cell>
          <table:table-cell table:style-name="ce10" table:formula="of:=SUM([.D52:.D57])" office:value-type="float" office:value="6" calcext:value-type="float">
            <text:p>6</text:p>
          </table:table-cell>
          <table:table-cell table:style-name="ce10" table:formula="of:=SUM([.E52:.E57])" office:value-type="float" office:value="2" calcext:value-type="float">
            <text:p>2</text:p>
          </table:table-cell>
          <table:table-cell table:style-name="ce10" table:formula="of:=SUM([.F52:.F57])" office:value-type="float" office:value="93" calcext:value-type="float">
            <text:p>93</text:p>
          </table:table-cell>
          <table:table-cell table:style-name="ce10" table:formula="of:=SUM([.G52:.G57])" office:value-type="float" office:value="106" calcext:value-type="float">
            <text:p>106</text:p>
          </table:table-cell>
          <table:table-cell table:style-name="ce10" table:formula="of:=SUM([.H52:.H57])" office:value-type="float" office:value="84" calcext:value-type="float">
            <text:p>84</text:p>
          </table:table-cell>
          <table:table-cell table:style-name="ce10" table:formula="of:=SUM([.I52:.I57])" office:value-type="float" office:value="301" calcext:value-type="float">
            <text:p>301</text:p>
          </table:table-cell>
          <table:table-cell/>
          <table:table-cell table:style-name="ce2" office:value-type="string" calcext:value-type="string">
            <text:p>TOTALE</text:p>
          </table:table-cell>
          <table:table-cell table:style-name="ce2" table:formula="of:=SUM([.L51:.L56])" office:value-type="float" office:value="301" calcext:value-type="float">
            <text:p>301</text:p>
          </table:table-cell>
          <table:table-cell table:style-name="ce22" table:formula="of:=SUM([.M51:.M56])" office:value-type="currency" office:currency="EUR" office:value="5366" calcext:value-type="currency">
            <text:p>€ 5.366,00</text:p>
          </table:table-cell>
          <table:table-cell table:formula="of:=[.M58]*100/[.$M$58]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string" calcext:value-type="string">
            <text:p>% sweetbit</text:p>
          </table:table-cell>
          <table:table-cell table:style-name="ce9" table:formula="of:=[.C58]*100/[.$I$58]" office:value-type="float" office:value="3.32225913621262" calcext:value-type="float">
            <text:p>3,32225913621262</text:p>
          </table:table-cell>
          <table:table-cell table:style-name="ce9" table:formula="of:=[.D58]*100/[.$I$58]" office:value-type="float" office:value="1.99335548172757" calcext:value-type="float">
            <text:p>1,99335548172757</text:p>
          </table:table-cell>
          <table:table-cell table:style-name="ce9" table:formula="of:=[.E58]*100/[.$I$58]" office:value-type="float" office:value="0.664451827242525" calcext:value-type="float">
            <text:p>0,664451827242525</text:p>
          </table:table-cell>
          <table:table-cell table:style-name="ce9" table:formula="of:=[.F58]*100/[.$I$58]" office:value-type="float" office:value="30.8970099667774" calcext:value-type="float">
            <text:p>30,8970099667774</text:p>
          </table:table-cell>
          <table:table-cell table:style-name="ce9" table:formula="of:=[.G58]*100/[.$I$58]" office:value-type="float" office:value="35.2159468438538" calcext:value-type="float">
            <text:p>35,2159468438538</text:p>
          </table:table-cell>
          <table:table-cell table:style-name="ce9" table:formula="of:=[.H58]*100/[.$I$58]" office:value-type="float" office:value="27.906976744186" calcext:value-type="float">
            <text:p>27,906976744186</text:p>
          </table:table-cell>
          <table:table-cell table:style-name="ce14" table:formula="of:=SUM([.C59:.H59])" office:value-type="float" office:value="99.9999999999999" calcext:value-type="float">
            <text:p>99,9999999999999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don’t panic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29" calcext:value-type="float">
            <text:p>29</text:p>
          </table:table-cell>
          <table:table-cell table:style-name="ce14" table:formula="of:=SUM([.C60:.H60])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VALIDAZIONE</text:p>
          </table:table-cell>
          <table:covered-table-cell table:style-name="ce5"/>
          <table:covered-table-cell table:style-name="ce10"/>
          <table:covered-table-cell table:style-name="ce11"/>
          <table:covered-table-cell table:number-columns-repeated="2" table:style-name="ce12"/>
          <table:covered-table-cell table:style-name="ce13"/>
          <table:covered-table-cell table:style-name="ce2"/>
          <table:table-cell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10" office:value-type="string" calcext:value-type="string">
            <text:p>Costo (€)</text:p>
          </table:table-cell>
          <table:table-cell table:number-columns-repeated="6"/>
          <table:table-cell table:style-name="ce23" office:value-type="string" calcext:value-type="string">
            <text:p>Project Manger</text:p>
          </table:table-cell>
          <table:table-cell table:style-name="ce23" office:value-type="string" calcext:value-type="string">
            <text:p>Amministratore</text:p>
          </table:table-cell>
          <table:table-cell table:style-name="ce23" office:value-type="string" calcext:value-type="string">
            <text:p>Analista</text:p>
          </table:table-cell>
          <table:table-cell table:style-name="ce23" office:value-type="string" calcext:value-type="string">
            <text:p>Programmatore</text:p>
          </table:table-cell>
          <table:table-cell table:style-name="ce23" office:value-type="string" calcext:value-type="string">
            <text:p>Progettista</text:p>
          </table:table-cell>
          <table:table-cell table:style-name="ce23" office:value-type="string" calcext:value-type="string">
            <text:p>Verificator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/>
          <table:table-cell office:value-type="string" calcext:value-type="string">
            <text:p>Project Manager</text:p>
          </table:table-cell>
          <table:table-cell table:formula="of:=SUM([.C64:.C69])" office:value-type="float" office:value="11" calcext:value-type="float">
            <text:p>11</text:p>
          </table:table-cell>
          <table:table-cell table:formula="of:=[.L63]*[.L6]" office:value-type="currency" office:currency="EUR" office:value="330" calcext:value-type="currency">
            <text:p>€ 330,00</text:p>
          </table:table-cell>
          <table:table-cell table:formula="of:=[.M63]*100/[.$M$70]" office:value-type="float" office:value="13.7214137214137" calcext:value-type="float">
            <text:p>13,7214137214137</text:p>
          </table:table-cell>
          <table:table-cell table:number-columns-repeated="5"/>
          <table:table-cell table:style-name="ce23" table:formula="of:=[.C71]" office:value-type="float" office:value="8.14814814814815" calcext:value-type="float">
            <text:p>8,14814814814815</text:p>
          </table:table-cell>
          <table:table-cell table:style-name="ce23" table:formula="of:=[.D71]" office:value-type="float" office:value="16.2962962962963" calcext:value-type="float">
            <text:p>16,2962962962963</text:p>
          </table:table-cell>
          <table:table-cell table:style-name="ce23" table:formula="of:=[.E71]" office:value-type="float" office:value="0" calcext:value-type="float">
            <text:p>0</text:p>
          </table:table-cell>
          <table:table-cell table:style-name="ce23" table:formula="of:=[.F71]" office:value-type="float" office:value="11.1111111111111" calcext:value-type="float">
            <text:p>11,1111111111111</text:p>
          </table:table-cell>
          <table:table-cell table:style-name="ce23" table:formula="of:=[.G71]" office:value-type="float" office:value="24.4444444444444" calcext:value-type="float">
            <text:p>24,4444444444444</text:p>
          </table:table-cell>
          <table:table-cell table:style-name="ce23" table:formula="of:=[.H71]"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lvatore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formula="of:=SUM([.C64:.H64])" office:value-type="float" office:value="19" calcext:value-type="float">
            <text:p>19</text:p>
          </table:table-cell>
          <table:table-cell/>
          <table:table-cell office:value-type="string" calcext:value-type="string">
            <text:p>Amministratore</text:p>
          </table:table-cell>
          <table:table-cell table:formula="of:=SUM([.D64:.D69])" office:value-type="float" office:value="22" calcext:value-type="float">
            <text:p>22</text:p>
          </table:table-cell>
          <table:table-cell table:formula="of:=[.L64]*[.L7]" office:value-type="currency" office:currency="EUR" office:value="440" calcext:value-type="currency">
            <text:p>€ 440,00</text:p>
          </table:table-cell>
          <table:table-cell table:formula="of:=[.M64]*100/[.$M$70]" office:value-type="float" office:value="18.2952182952183" calcext:value-type="float">
            <text:p>18,295218295218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abio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C65:.H65])" office:value-type="float" office:value="24" calcext:value-type="float">
            <text:p>24</text:p>
          </table:table-cell>
          <table:table-cell/>
          <table:table-cell office:value-type="string" calcext:value-type="string">
            <text:p>Analista</text:p>
          </table:table-cell>
          <table:table-cell table:formula="of:=SUM([.E64:.E69])" office:value-type="float" office:value="0" calcext:value-type="float">
            <text:p>0</text:p>
          </table:table-cell>
          <table:table-cell table:formula="of:=[.L65]*[.L8]" office:value-type="currency" office:currency="EUR" office:value="0" calcext:value-type="currency">
            <text:p>€ 0,00</text:p>
          </table:table-cell>
          <table:table-cell table:formula="of:=[.M65]*100/[.$M$7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ebastiano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9" calcext:value-type="float">
            <text:p>19</text:p>
          </table:table-cell>
          <table:table-cell table:formula="of:=SUM([.C66:.H66])" office:value-type="float" office:value="25" calcext:value-type="float">
            <text:p>25</text:p>
          </table:table-cell>
          <table:table-cell/>
          <table:table-cell office:value-type="string" calcext:value-type="string">
            <text:p>Progettista</text:p>
          </table:table-cell>
          <table:table-cell table:formula="of:=SUM([.F64:.F69])" office:value-type="float" office:value="15" calcext:value-type="float">
            <text:p>15</text:p>
          </table:table-cell>
          <table:table-cell table:formula="of:=[.L66]*[.L9]" office:value-type="currency" office:currency="EUR" office:value="330" calcext:value-type="currency">
            <text:p>€ 330,00</text:p>
          </table:table-cell>
          <table:table-cell table:formula="of:=[.M66]*100/[.$M$70]" office:value-type="float" office:value="13.7214137214137" calcext:value-type="float">
            <text:p>13,721413721413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vid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9" calcext:value-type="float">
            <text:p>19</text:p>
          </table:table-cell>
          <table:table-cell table:formula="of:=SUM([.C67:.H67])" office:value-type="float" office:value="24" calcext:value-type="float">
            <text:p>24</text:p>
          </table:table-cell>
          <table:table-cell/>
          <table:table-cell office:value-type="string" calcext:value-type="string">
            <text:p>Programmatore</text:p>
          </table:table-cell>
          <table:table-cell table:formula="of:=SUM([.G64:.G69])" office:value-type="float" office:value="33" calcext:value-type="float">
            <text:p>33</text:p>
          </table:table-cell>
          <table:table-cell table:formula="of:=[.L67]*[.L10]" office:value-type="currency" office:currency="EUR" office:value="495" calcext:value-type="currency">
            <text:p>€ 495,00</text:p>
          </table:table-cell>
          <table:table-cell table:formula="of:=[.M67]*100/[.$M$70]" office:value-type="float" office:value="20.5821205821206" calcext:value-type="float">
            <text:p>20,582120582120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lick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table:formula="of:=SUM([.C68:.H68])" office:value-type="float" office:value="20" calcext:value-type="float">
            <text:p>20</text:p>
          </table:table-cell>
          <table:table-cell/>
          <table:table-cell office:value-type="string" calcext:value-type="string">
            <text:p>Verificatore</text:p>
          </table:table-cell>
          <table:table-cell table:formula="of:=SUM([.H64:.H69])" office:value-type="float" office:value="54" calcext:value-type="float">
            <text:p>54</text:p>
          </table:table-cell>
          <table:table-cell table:formula="of:=[.L68]*[.L11]" office:value-type="currency" office:currency="EUR" office:value="810" calcext:value-type="currency">
            <text:p>€ 810,00</text:p>
          </table:table-cell>
          <table:table-cell table:formula="of:=[.M68]*100/[.$M$70]" office:value-type="float" office:value="33.6798336798337" calcext:value-type="float">
            <text:p>33,6798336798337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style-name="ce8"/>
          <table:table-cell table:style-name="ce8" office:value-type="float" office:value="9" calcext:value-type="float">
            <text:p>9</text:p>
          </table:table-cell>
          <table:table-cell table:style-name="ce8" table:number-columns-repeated="2"/>
          <table:table-cell table:style-name="ce8" office:value-type="float" office:value="12" calcext:value-type="float">
            <text:p>12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SUM([.C69:.H69])"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64:.C69])" office:value-type="float" office:value="11" calcext:value-type="float">
            <text:p>11</text:p>
          </table:table-cell>
          <table:table-cell table:style-name="ce10" table:formula="of:=SUM([.D64:.D69])" office:value-type="float" office:value="22" calcext:value-type="float">
            <text:p>22</text:p>
          </table:table-cell>
          <table:table-cell table:style-name="ce10" table:formula="of:=SUM([.E64:.E69])" office:value-type="float" office:value="0" calcext:value-type="float">
            <text:p>0</text:p>
          </table:table-cell>
          <table:table-cell table:style-name="ce10" table:formula="of:=SUM([.F64:.F69])" office:value-type="float" office:value="15" calcext:value-type="float">
            <text:p>15</text:p>
          </table:table-cell>
          <table:table-cell table:style-name="ce10" table:formula="of:=SUM([.G64:.G69])" office:value-type="float" office:value="33" calcext:value-type="float">
            <text:p>33</text:p>
          </table:table-cell>
          <table:table-cell table:style-name="ce10" table:formula="of:=SUM([.H64:.H69])" office:value-type="float" office:value="54" calcext:value-type="float">
            <text:p>54</text:p>
          </table:table-cell>
          <table:table-cell table:style-name="ce10" table:formula="of:=SUM([.I64:.I69])" office:value-type="float" office:value="135" calcext:value-type="float">
            <text:p>135</text:p>
          </table:table-cell>
          <table:table-cell/>
          <table:table-cell table:style-name="ce2" office:value-type="string" calcext:value-type="string">
            <text:p>TOTALE</text:p>
          </table:table-cell>
          <table:table-cell table:style-name="ce2" table:formula="of:=SUM([.L63:.L68])" office:value-type="float" office:value="135" calcext:value-type="float">
            <text:p>135</text:p>
          </table:table-cell>
          <table:table-cell table:style-name="ce21" table:formula="of:=SUM([.M63:.M68])" office:value-type="currency" office:currency="EUR" office:value="2405" calcext:value-type="currency">
            <text:p>€ 2.405,00</text:p>
          </table:table-cell>
          <table:table-cell table:formula="of:=[.M70]*100/[.$M$70]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string" calcext:value-type="string">
            <text:p>% sweetbit</text:p>
          </table:table-cell>
          <table:table-cell table:style-name="ce9" table:formula="of:=[.C70]*100/[.$I$70]" office:value-type="float" office:value="8.14814814814815" calcext:value-type="float">
            <text:p>8,14814814814815</text:p>
          </table:table-cell>
          <table:table-cell table:style-name="ce9" table:formula="of:=[.D70]*100/[.$I$70]" office:value-type="float" office:value="16.2962962962963" calcext:value-type="float">
            <text:p>16,2962962962963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F70]*100/[.$I$70]" office:value-type="float" office:value="11.1111111111111" calcext:value-type="float">
            <text:p>11,1111111111111</text:p>
          </table:table-cell>
          <table:table-cell table:style-name="ce9" table:formula="of:=[.G70]*100/[.$I$70]" office:value-type="float" office:value="24.4444444444444" calcext:value-type="float">
            <text:p>24,4444444444444</text:p>
          </table:table-cell>
          <table:table-cell table:style-name="ce9" table:formula="of:=[.H70]*100/[.$I$70]" office:value-type="float" office:value="40" calcext:value-type="float">
            <text:p>40</text:p>
          </table:table-cell>
          <table:table-cell table:style-name="ce14" table:formula="of:=SUM([.C71:.H71])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don’t panic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42" calcext:value-type="float">
            <text:p>42</text:p>
          </table:table-cell>
          <table:table-cell table:style-name="ce14" table:formula="of:=SUM([.C72:.H72])" office:value-type="float" office:value="101" calcext:value-type="float">
            <text:p>101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RIEPILOGO CONCLUSIVO</text:p>
          </table:table-cell>
          <table:covered-table-cell table:style-name="ce5"/>
          <table:covered-table-cell table:style-name="ce10"/>
          <table:covered-table-cell table:style-name="ce11"/>
          <table:covered-table-cell table:number-columns-repeated="2" table:style-name="ce12"/>
          <table:covered-table-cell table:style-name="ce13"/>
          <table:covered-table-cell table:style-name="ce2"/>
          <table:table-cell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10" office:value-type="string" calcext:value-type="string">
            <text:p>Costo (€)</text:p>
          </table:table-cell>
          <table:table-cell table:number-columns-repeated="6"/>
          <table:table-cell table:style-name="ce23" office:value-type="string" calcext:value-type="string">
            <text:p>Project Manger</text:p>
          </table:table-cell>
          <table:table-cell table:style-name="ce23" office:value-type="string" calcext:value-type="string">
            <text:p>Amministratore</text:p>
          </table:table-cell>
          <table:table-cell table:style-name="ce23" office:value-type="string" calcext:value-type="string">
            <text:p>Analista</text:p>
          </table:table-cell>
          <table:table-cell table:style-name="ce23" office:value-type="string" calcext:value-type="string">
            <text:p>Programmatore</text:p>
          </table:table-cell>
          <table:table-cell table:style-name="ce23" office:value-type="string" calcext:value-type="string">
            <text:p>Progettista</text:p>
          </table:table-cell>
          <table:table-cell table:style-name="ce23" office:value-type="string" calcext:value-type="string">
            <text:p>Verificator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/>
          <table:table-cell office:value-type="string" calcext:value-type="string">
            <text:p>Project Manager</text:p>
          </table:table-cell>
          <table:table-cell table:formula="of:=SUM([.C76:.C81])" office:value-type="float" office:value="51" calcext:value-type="float">
            <text:p>51</text:p>
          </table:table-cell>
          <table:table-cell table:formula="of:=[.L75]*[.L6]" office:value-type="currency" office:currency="EUR" office:value="1530" calcext:value-type="currency">
            <text:p>€ 1.530,00</text:p>
          </table:table-cell>
          <table:table-cell table:formula="of:=[.M75]*100/[.$M$82]" office:value-type="float" office:value="10.3806228373702" calcext:value-type="float">
            <text:p>10,3806228373702</text:p>
          </table:table-cell>
          <table:table-cell table:number-columns-repeated="5"/>
          <table:table-cell table:style-name="ce23" table:formula="of:=[.C83]" office:value-type="float" office:value="6.77290836653387" calcext:value-type="float">
            <text:p>6,77290836653387</text:p>
          </table:table-cell>
          <table:table-cell table:style-name="ce23" table:formula="of:=[.D83]" office:value-type="float" office:value="7.17131474103586" calcext:value-type="float">
            <text:p>7,17131474103586</text:p>
          </table:table-cell>
          <table:table-cell table:style-name="ce23" table:formula="of:=[.E83]" office:value-type="float" office:value="13.6786188579017" calcext:value-type="float">
            <text:p>13,6786188579017</text:p>
          </table:table-cell>
          <table:table-cell table:style-name="ce23" table:formula="of:=[.F83]" office:value-type="float" office:value="26.1620185922975" calcext:value-type="float">
            <text:p>26,1620185922975</text:p>
          </table:table-cell>
          <table:table-cell table:style-name="ce23" table:formula="of:=[.G83]" office:value-type="float" office:value="18.4594953519256" calcext:value-type="float">
            <text:p>18,4594953519256</text:p>
          </table:table-cell>
          <table:table-cell table:style-name="ce23" table:formula="of:=[.H83]" office:value-type="float" office:value="27.7556440903054" calcext:value-type="float">
            <text:p>27,75564409030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lvatore</text:p>
          </table:table-cell>
          <table:table-cell table:formula="of:=[.C16]+[.C28]+[.C40]+[.C52]+[.C64]" office:value-type="float" office:value="19" calcext:value-type="float">
            <text:p>19</text:p>
          </table:table-cell>
          <table:table-cell table:formula="of:=[.D16]+[.D28]+[.D40]+[.D52]+[.D64]" office:value-type="float" office:value="5" calcext:value-type="float">
            <text:p>5</text:p>
          </table:table-cell>
          <table:table-cell table:formula="of:=[.E16]+[.E28]+[.E40]+[.E52]+[.E64]" office:value-type="float" office:value="20" calcext:value-type="float">
            <text:p>20</text:p>
          </table:table-cell>
          <table:table-cell table:formula="of:=[.F16]+[.F28]+[.F40]+[.F52]+[.F64]" office:value-type="float" office:value="42" calcext:value-type="float">
            <text:p>42</text:p>
          </table:table-cell>
          <table:table-cell table:formula="of:=[.G16]+[.G28]+[.G40]+[.G52]+[.G64]" office:value-type="float" office:value="10" calcext:value-type="float">
            <text:p>10</text:p>
          </table:table-cell>
          <table:table-cell table:formula="of:=[.H16]+[.H28]+[.H40]+[.H52]+[.H64]" office:value-type="float" office:value="32" calcext:value-type="float">
            <text:p>32</text:p>
          </table:table-cell>
          <table:table-cell table:formula="of:=SUM([.C76:.H76])" office:value-type="float" office:value="128" calcext:value-type="float">
            <text:p>128</text:p>
          </table:table-cell>
          <table:table-cell/>
          <table:table-cell office:value-type="string" calcext:value-type="string">
            <text:p>Amministratore</text:p>
          </table:table-cell>
          <table:table-cell table:formula="of:=SUM([.D76:.D81])" office:value-type="float" office:value="54" calcext:value-type="float">
            <text:p>54</text:p>
          </table:table-cell>
          <table:table-cell table:formula="of:=[.L76]*[.L7]" office:value-type="currency" office:currency="EUR" office:value="1080" calcext:value-type="currency">
            <text:p>€ 1.080,00</text:p>
          </table:table-cell>
          <table:table-cell table:formula="of:=[.M76]*100/[.$M$82]" office:value-type="float" office:value="7.32749847343782" calcext:value-type="float">
            <text:p>7,3274984734378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abio</text:p>
          </table:table-cell>
          <table:table-cell table:formula="of:=[.C17]+[.C29]+[.C41]+[.C53]+[.C65]" office:value-type="float" office:value="6" calcext:value-type="float">
            <text:p>6</text:p>
          </table:table-cell>
          <table:table-cell table:formula="of:=[.D17]+[.D29]+[.D41]+[.D53]+[.D65]" office:value-type="float" office:value="7" calcext:value-type="float">
            <text:p>7</text:p>
          </table:table-cell>
          <table:table-cell table:formula="of:=[.E17]+[.E29]+[.E41]+[.E53]+[.E65]" office:value-type="float" office:value="6" calcext:value-type="float">
            <text:p>6</text:p>
          </table:table-cell>
          <table:table-cell table:formula="of:=[.F17]+[.F29]+[.F41]+[.F53]+[.F65]" office:value-type="float" office:value="33" calcext:value-type="float">
            <text:p>33</text:p>
          </table:table-cell>
          <table:table-cell table:formula="of:=[.G17]+[.G29]+[.G41]+[.G53]+[.G65]" office:value-type="float" office:value="30" calcext:value-type="float">
            <text:p>30</text:p>
          </table:table-cell>
          <table:table-cell table:formula="of:=[.H17]+[.H29]+[.H41]+[.H53]+[.H65]" office:value-type="float" office:value="45" calcext:value-type="float">
            <text:p>45</text:p>
          </table:table-cell>
          <table:table-cell table:formula="of:=SUM([.C77:.H77])" office:value-type="float" office:value="127" calcext:value-type="float">
            <text:p>127</text:p>
          </table:table-cell>
          <table:table-cell/>
          <table:table-cell office:value-type="string" calcext:value-type="string">
            <text:p>Analista</text:p>
          </table:table-cell>
          <table:table-cell table:formula="of:=SUM([.E76:.E81])" office:value-type="float" office:value="103" calcext:value-type="float">
            <text:p>103</text:p>
          </table:table-cell>
          <table:table-cell table:formula="of:=[.L77]*[.L8]" office:value-type="currency" office:currency="EUR" office:value="2575" calcext:value-type="currency">
            <text:p>€ 2.575,00</text:p>
          </table:table-cell>
          <table:table-cell table:formula="of:=[.M77]*100/[.$M$82]" office:value-type="float" office:value="17.4706560825022" calcext:value-type="float">
            <text:p>17,470656082502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ebastiano</text:p>
          </table:table-cell>
          <table:table-cell table:formula="of:=[.C18]+[.C30]+[.C42]+[.C54]+[.C66]" office:value-type="float" office:value="5" calcext:value-type="float">
            <text:p>5</text:p>
          </table:table-cell>
          <table:table-cell table:formula="of:=[.D18]+[.D30]+[.D42]+[.D54]+[.D66]" office:value-type="float" office:value="6" calcext:value-type="float">
            <text:p>6</text:p>
          </table:table-cell>
          <table:table-cell table:formula="of:=[.E18]+[.E30]+[.E42]+[.E54]+[.E66]" office:value-type="float" office:value="24" calcext:value-type="float">
            <text:p>24</text:p>
          </table:table-cell>
          <table:table-cell table:formula="of:=[.F18]+[.F30]+[.F42]+[.F54]+[.F66]" office:value-type="float" office:value="36" calcext:value-type="float">
            <text:p>36</text:p>
          </table:table-cell>
          <table:table-cell table:formula="of:=[.G18]+[.G30]+[.G42]+[.G54]+[.G66]" office:value-type="float" office:value="18" calcext:value-type="float">
            <text:p>18</text:p>
          </table:table-cell>
          <table:table-cell table:formula="of:=[.H18]+[.H30]+[.H42]+[.H54]+[.H66]" office:value-type="float" office:value="35" calcext:value-type="float">
            <text:p>35</text:p>
          </table:table-cell>
          <table:table-cell table:formula="of:=SUM([.C78:.H78])" office:value-type="float" office:value="124" calcext:value-type="float">
            <text:p>124</text:p>
          </table:table-cell>
          <table:table-cell/>
          <table:table-cell office:value-type="string" calcext:value-type="string">
            <text:p>Progettista</text:p>
          </table:table-cell>
          <table:table-cell table:formula="of:=SUM([.F76:.F81])" office:value-type="float" office:value="197" calcext:value-type="float">
            <text:p>197</text:p>
          </table:table-cell>
          <table:table-cell table:formula="of:=[.L78]*[.L9]" office:value-type="currency" office:currency="EUR" office:value="4334" calcext:value-type="currency">
            <text:p>€ 4.334,00</text:p>
          </table:table-cell>
          <table:table-cell table:formula="of:=[.M78]*100/[.$M$82]" office:value-type="float" office:value="29.4049799850736" calcext:value-type="float">
            <text:p>29,404979985073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vide</text:p>
          </table:table-cell>
          <table:table-cell table:formula="of:=[.C19]+[.C31]+[.C43]+[.C55]+[.C67]" office:value-type="float" office:value="5" calcext:value-type="float">
            <text:p>5</text:p>
          </table:table-cell>
          <table:table-cell table:formula="of:=[.D19]+[.D31]+[.D43]+[.D55]+[.D67]" office:value-type="float" office:value="8" calcext:value-type="float">
            <text:p>8</text:p>
          </table:table-cell>
          <table:table-cell table:formula="of:=[.E19]+[.E31]+[.E43]+[.E55]+[.E67]" office:value-type="float" office:value="22" calcext:value-type="float">
            <text:p>22</text:p>
          </table:table-cell>
          <table:table-cell table:formula="of:=[.F19]+[.F31]+[.F43]+[.F55]+[.F67]" office:value-type="float" office:value="19" calcext:value-type="float">
            <text:p>19</text:p>
          </table:table-cell>
          <table:table-cell table:formula="of:=[.G19]+[.G31]+[.G43]+[.G55]+[.G67]" office:value-type="float" office:value="28" calcext:value-type="float">
            <text:p>28</text:p>
          </table:table-cell>
          <table:table-cell table:formula="of:=[.H19]+[.H31]+[.H43]+[.H55]+[.H67]" office:value-type="float" office:value="42" calcext:value-type="float">
            <text:p>42</text:p>
          </table:table-cell>
          <table:table-cell table:formula="of:=SUM([.C79:.H79])" office:value-type="float" office:value="124" calcext:value-type="float">
            <text:p>124</text:p>
          </table:table-cell>
          <table:table-cell/>
          <table:table-cell office:value-type="string" calcext:value-type="string">
            <text:p>Programmatore</text:p>
          </table:table-cell>
          <table:table-cell table:formula="of:=SUM([.G76:.G81])" office:value-type="float" office:value="139" calcext:value-type="float">
            <text:p>139</text:p>
          </table:table-cell>
          <table:table-cell table:formula="of:=[.L79]*[.L10]" office:value-type="currency" office:currency="EUR" office:value="2085" calcext:value-type="currency">
            <text:p>€ 2.085,00</text:p>
          </table:table-cell>
          <table:table-cell table:formula="of:=[.M79]*100/[.$M$82]" office:value-type="float" office:value="14.1461428862202" calcext:value-type="float">
            <text:p>14,146142886220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lick</text:p>
          </table:table-cell>
          <table:table-cell table:formula="of:=[.C20]+[.C32]+[.C44]+[.C56]+[.C68]" office:value-type="float" office:value="11" calcext:value-type="float">
            <text:p>11</text:p>
          </table:table-cell>
          <table:table-cell table:formula="of:=[.D20]+[.D32]+[.D44]+[.D56]+[.D68]" office:value-type="float" office:value="15" calcext:value-type="float">
            <text:p>15</text:p>
          </table:table-cell>
          <table:table-cell table:formula="of:=[.E20]+[.E32]+[.E44]+[.E56]+[.E68]" office:value-type="float" office:value="9" calcext:value-type="float">
            <text:p>9</text:p>
          </table:table-cell>
          <table:table-cell table:formula="of:=[.F20]+[.F32]+[.F44]+[.F56]+[.F68]" office:value-type="float" office:value="37" calcext:value-type="float">
            <text:p>37</text:p>
          </table:table-cell>
          <table:table-cell table:formula="of:=[.G20]+[.G32]+[.G44]+[.G56]+[.G68]" office:value-type="float" office:value="11" calcext:value-type="float">
            <text:p>11</text:p>
          </table:table-cell>
          <table:table-cell table:formula="of:=[.H20]+[.H32]+[.H44]+[.H56]+[.H68]" office:value-type="float" office:value="41" calcext:value-type="float">
            <text:p>41</text:p>
          </table:table-cell>
          <table:table-cell table:formula="of:=SUM([.C80:.H80])" office:value-type="float" office:value="124" calcext:value-type="float">
            <text:p>124</text:p>
          </table:table-cell>
          <table:table-cell/>
          <table:table-cell office:value-type="string" calcext:value-type="string">
            <text:p>Verificatore</text:p>
          </table:table-cell>
          <table:table-cell table:formula="of:=SUM([.H76:.H81])" office:value-type="float" office:value="209" calcext:value-type="float">
            <text:p>209</text:p>
          </table:table-cell>
          <table:table-cell table:formula="of:=[.L80]*[.L11]" office:value-type="currency" office:currency="EUR" office:value="3135" calcext:value-type="currency">
            <text:p>€ 3.135,00</text:p>
          </table:table-cell>
          <table:table-cell table:formula="of:=[.M80]*100/[.$M$82]" office:value-type="float" office:value="21.2700997353959" calcext:value-type="float">
            <text:p>21,2700997353959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formula="of:=[.C21]+[.C33]+[.C45]+[.C57]+[.C69]" office:value-type="float" office:value="5" calcext:value-type="float">
            <text:p>5</text:p>
          </table:table-cell>
          <table:table-cell table:formula="of:=[.D21]+[.D33]+[.D45]+[.D57]+[.D69]" office:value-type="float" office:value="13" calcext:value-type="float">
            <text:p>13</text:p>
          </table:table-cell>
          <table:table-cell table:formula="of:=[.E21]+[.E33]+[.E45]+[.E57]+[.E69]" office:value-type="float" office:value="22" calcext:value-type="float">
            <text:p>22</text:p>
          </table:table-cell>
          <table:table-cell table:formula="of:=[.F21]+[.F33]+[.F45]+[.F57]+[.F69]" office:value-type="float" office:value="30" calcext:value-type="float">
            <text:p>30</text:p>
          </table:table-cell>
          <table:table-cell table:formula="of:=[.G21]+[.G33]+[.G45]+[.G57]+[.G69]" office:value-type="float" office:value="42" calcext:value-type="float">
            <text:p>42</text:p>
          </table:table-cell>
          <table:table-cell table:formula="of:=[.H21]+[.H33]+[.H45]+[.H57]+[.H69]" office:value-type="float" office:value="14" calcext:value-type="float">
            <text:p>14</text:p>
          </table:table-cell>
          <table:table-cell table:style-name="ce8" table:formula="of:=SUM([.C81:.H81])" office:value-type="float" office:value="126" calcext:value-type="float">
            <text:p>126</text:p>
          </table:table-cell>
          <table:table-cell table:number-columns-repeated="17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76:.C81])" office:value-type="float" office:value="51" calcext:value-type="float">
            <text:p>51</text:p>
          </table:table-cell>
          <table:table-cell table:style-name="ce10" table:formula="of:=SUM([.D76:.D81])" office:value-type="float" office:value="54" calcext:value-type="float">
            <text:p>54</text:p>
          </table:table-cell>
          <table:table-cell table:style-name="ce10" table:formula="of:=SUM([.E76:.E81])" office:value-type="float" office:value="103" calcext:value-type="float">
            <text:p>103</text:p>
          </table:table-cell>
          <table:table-cell table:style-name="ce10" table:formula="of:=SUM([.F76:.F81])" office:value-type="float" office:value="197" calcext:value-type="float">
            <text:p>197</text:p>
          </table:table-cell>
          <table:table-cell table:style-name="ce10" table:formula="of:=SUM([.G76:.G81])" office:value-type="float" office:value="139" calcext:value-type="float">
            <text:p>139</text:p>
          </table:table-cell>
          <table:table-cell table:style-name="ce10" table:formula="of:=SUM([.H76:.H81])" office:value-type="float" office:value="209" calcext:value-type="float">
            <text:p>209</text:p>
          </table:table-cell>
          <table:table-cell table:style-name="ce10" table:formula="of:=SUM([.I76:.I81])" office:value-type="float" office:value="753" calcext:value-type="float">
            <text:p>753</text:p>
          </table:table-cell>
          <table:table-cell/>
          <table:table-cell table:style-name="ce2" office:value-type="string" calcext:value-type="string">
            <text:p>TOTALE</text:p>
          </table:table-cell>
          <table:table-cell table:style-name="ce2" table:formula="of:=SUM([.L75:.L80])" office:value-type="float" office:value="753" calcext:value-type="float">
            <text:p>753</text:p>
          </table:table-cell>
          <table:table-cell table:style-name="ce21" table:formula="of:=SUM([.M75:.M80])" office:value-type="currency" office:currency="EUR" office:value="14739" calcext:value-type="currency">
            <text:p>€ 14.739,00</text:p>
          </table:table-cell>
          <table:table-cell table:formula="of:=[.M82]*100/[.$M$82]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string" calcext:value-type="string">
            <text:p>% sweetbit</text:p>
          </table:table-cell>
          <table:table-cell table:style-name="ce9" table:formula="of:=[.C82]*100/[.$I$82]" office:value-type="float" office:value="6.77290836653387" calcext:value-type="float">
            <text:p>6,77290836653387</text:p>
          </table:table-cell>
          <table:table-cell table:style-name="ce9" table:formula="of:=[.D82]*100/[.$I$82]" office:value-type="float" office:value="7.17131474103586" calcext:value-type="float">
            <text:p>7,17131474103586</text:p>
          </table:table-cell>
          <table:table-cell table:style-name="ce9" table:formula="of:=[.E82]*100/[.$I$82]" office:value-type="float" office:value="13.6786188579017" calcext:value-type="float">
            <text:p>13,6786188579017</text:p>
          </table:table-cell>
          <table:table-cell table:style-name="ce9" table:formula="of:=[.F82]*100/[.$I$82]" office:value-type="float" office:value="26.1620185922975" calcext:value-type="float">
            <text:p>26,1620185922975</text:p>
          </table:table-cell>
          <table:table-cell table:style-name="ce9" table:formula="of:=[.G82]*100/[.$I$82]" office:value-type="float" office:value="18.4594953519256" calcext:value-type="float">
            <text:p>18,4594953519256</text:p>
          </table:table-cell>
          <table:table-cell table:style-name="ce9" table:formula="of:=[.H82]*100/[.$I$82]" office:value-type="float" office:value="27.7556440903054" calcext:value-type="float">
            <text:p>27,7556440903054</text:p>
          </table:table-cell>
          <table:table-cell table:style-name="ce14" table:formula="of:=SUM([.C83:.H83])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% don’t panic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29" calcext:value-type="float">
            <text:p>29</text:p>
          </table:table-cell>
          <table:table-cell table:style-name="ce14" table:formula="of:=SUM([.C84:.H84])" office:value-type="float" office:value="101" calcext:value-type="float">
            <text:p>101</text:p>
          </table:table-cell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Default" table:number-columns-repeated="8"/>
          <table:table-cell/>
          <table:table-cell table:style-name="Default" table:number-columns-repeated="3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ORARIO RENDICONTATO</text:p>
          </table:table-cell>
          <table:covered-table-cell table:style-name="ce5"/>
          <table:covered-table-cell table:style-name="ce10"/>
          <table:covered-table-cell table:style-name="ce11"/>
          <table:covered-table-cell table:number-columns-repeated="2" table:style-name="ce12"/>
          <table:covered-table-cell table:style-name="ce13"/>
          <table:covered-table-cell table:style-name="ce2"/>
          <table:table-cell/>
          <table:table-cell table:style-name="ce2" office:value-type="string" calcext:value-type="string">
            <text:p>Ruolo</text:p>
          </table:table-cell>
          <table:table-cell table:style-name="ce2" office:value-type="string" calcext:value-type="string">
            <text:p>Ore</text:p>
          </table:table-cell>
          <table:table-cell table:style-name="ce10" office:value-type="string" calcext:value-type="string">
            <text:p>Costo (€)</text:p>
          </table:table-cell>
          <table:table-cell table:number-columns-repeated="6"/>
          <table:table-cell table:style-name="ce23" office:value-type="string" calcext:value-type="string">
            <text:p>Project Manger</text:p>
          </table:table-cell>
          <table:table-cell table:style-name="ce23" office:value-type="string" calcext:value-type="string">
            <text:p>Amministratore</text:p>
          </table:table-cell>
          <table:table-cell table:style-name="ce23" office:value-type="string" calcext:value-type="string">
            <text:p>Analista</text:p>
          </table:table-cell>
          <table:table-cell table:style-name="ce23" office:value-type="string" calcext:value-type="string">
            <text:p>Programmatore</text:p>
          </table:table-cell>
          <table:table-cell table:style-name="ce23" office:value-type="string" calcext:value-type="string">
            <text:p>Progettista</text:p>
          </table:table-cell>
          <table:table-cell table:style-name="ce23" office:value-type="string" calcext:value-type="string">
            <text:p>Verificatore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Nominativo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Pt</text:p>
          </table:table-cell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Ve</text:p>
          </table:table-cell>
          <table:table-cell table:style-name="ce2" office:value-type="string" calcext:value-type="string">
            <text:p>Ore totali</text:p>
          </table:table-cell>
          <table:table-cell/>
          <table:table-cell office:value-type="string" calcext:value-type="string">
            <text:p>Project Manager</text:p>
          </table:table-cell>
          <table:table-cell table:formula="of:=SUM([.C88:.C93])" office:value-type="float" office:value="31" calcext:value-type="float">
            <text:p>31</text:p>
          </table:table-cell>
          <table:table-cell table:formula="of:=[.L87]*[.L6]" office:value-type="currency" office:currency="EUR" office:value="930" calcext:value-type="currency">
            <text:p>€ 930,00</text:p>
          </table:table-cell>
          <table:table-cell table:formula="of:=[.M87]*100/[.$M$94]" office:value-type="float" office:value="8.28950886888314" calcext:value-type="float">
            <text:p>8,28950886888314</text:p>
          </table:table-cell>
          <table:table-cell table:number-columns-repeated="5"/>
          <table:table-cell table:style-name="ce23" table:formula="of:=[.C95]" office:value-type="float" office:value="5.18394648829431" calcext:value-type="float">
            <text:p>5,18394648829431</text:p>
          </table:table-cell>
          <table:table-cell table:style-name="ce23" table:formula="of:=[.D95]" office:value-type="float" office:value="5.85284280936455" calcext:value-type="float">
            <text:p>5,85284280936455</text:p>
          </table:table-cell>
          <table:table-cell table:style-name="ce23" table:formula="of:=[.E95]" office:value-type="float" office:value="3.84615384615385" calcext:value-type="float">
            <text:p>3,84615384615385</text:p>
          </table:table-cell>
          <table:table-cell table:style-name="ce23" table:formula="of:=[.F95]" office:value-type="float" office:value="32.943143812709" calcext:value-type="float">
            <text:p>32,943143812709</text:p>
          </table:table-cell>
          <table:table-cell table:style-name="ce23" table:formula="of:=[.G95]" office:value-type="float" office:value="23.2441471571906" calcext:value-type="float">
            <text:p>23,2441471571906</text:p>
          </table:table-cell>
          <table:table-cell table:style-name="ce23" table:formula="of:=[.H95]" office:value-type="float" office:value="28.9297658862876" calcext:value-type="float">
            <text:p>28,929765886287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lvatore</text:p>
          </table:table-cell>
          <table:table-cell table:formula="of:=[.C76]-[.C16]-[.C28]" office:value-type="float" office:value="9" calcext:value-type="float">
            <text:p>9</text:p>
          </table:table-cell>
          <table:table-cell table:formula="of:=[.D76]-[.D16]-[.D28]" office:value-type="float" office:value="5" calcext:value-type="float">
            <text:p>5</text:p>
          </table:table-cell>
          <table:table-cell table:formula="of:=[.E76]-[.E16]-[.E28]" office:value-type="float" office:value="4" calcext:value-type="float">
            <text:p>4</text:p>
          </table:table-cell>
          <table:table-cell table:formula="of:=[.F76]-[.F16]-[.F28]" office:value-type="float" office:value="42" calcext:value-type="float">
            <text:p>42</text:p>
          </table:table-cell>
          <table:table-cell table:formula="of:=[.G76]-[.G16]-[.G28]" office:value-type="float" office:value="10" calcext:value-type="float">
            <text:p>10</text:p>
          </table:table-cell>
          <table:table-cell table:formula="of:=[.H76]-[.H16]-[.H28]" office:value-type="float" office:value="30" calcext:value-type="float">
            <text:p>30</text:p>
          </table:table-cell>
          <table:table-cell table:formula="of:=SUM([.C88:.H88])" office:value-type="float" office:value="100" calcext:value-type="float">
            <text:p>100</text:p>
          </table:table-cell>
          <table:table-cell/>
          <table:table-cell office:value-type="string" calcext:value-type="string">
            <text:p>Amministratore</text:p>
          </table:table-cell>
          <table:table-cell table:formula="of:=SUM([.D88:.D93])" office:value-type="float" office:value="35" calcext:value-type="float">
            <text:p>35</text:p>
          </table:table-cell>
          <table:table-cell table:formula="of:=[.L88]*[.L7]" office:value-type="currency" office:currency="EUR" office:value="700" calcext:value-type="currency">
            <text:p>€ 700,00</text:p>
          </table:table-cell>
          <table:table-cell table:formula="of:=[.M88]*100/[.$M$94]" office:value-type="float" office:value="6.23941527765398" calcext:value-type="float">
            <text:p>6,2394152776539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Fabio</text:p>
          </table:table-cell>
          <table:table-cell table:formula="of:=[.C77]-[.C17]-[.C29]" office:value-type="float" office:value="5" calcext:value-type="float">
            <text:p>5</text:p>
          </table:table-cell>
          <table:table-cell table:formula="of:=[.D77]-[.D17]-[.D29]" office:value-type="float" office:value="2" calcext:value-type="float">
            <text:p>2</text:p>
          </table:table-cell>
          <table:table-cell table:formula="of:=[.E77]-[.E17]-[.E29]" office:value-type="float" office:value="2" calcext:value-type="float">
            <text:p>2</text:p>
          </table:table-cell>
          <table:table-cell table:formula="of:=[.F77]-[.F17]-[.F29]" office:value-type="float" office:value="33" calcext:value-type="float">
            <text:p>33</text:p>
          </table:table-cell>
          <table:table-cell table:formula="of:=[.G77]-[.G17]-[.G29]" office:value-type="float" office:value="30" calcext:value-type="float">
            <text:p>30</text:p>
          </table:table-cell>
          <table:table-cell table:formula="of:=[.H77]-[.H17]-[.H29]" office:value-type="float" office:value="29" calcext:value-type="float">
            <text:p>29</text:p>
          </table:table-cell>
          <table:table-cell table:formula="of:=SUM([.C89:.H89])" office:value-type="float" office:value="101" calcext:value-type="float">
            <text:p>101</text:p>
          </table:table-cell>
          <table:table-cell/>
          <table:table-cell office:value-type="string" calcext:value-type="string">
            <text:p>Analista</text:p>
          </table:table-cell>
          <table:table-cell table:formula="of:=SUM([.E88:.E93])" office:value-type="float" office:value="23" calcext:value-type="float">
            <text:p>23</text:p>
          </table:table-cell>
          <table:table-cell table:formula="of:=[.L89]*[.L8]" office:value-type="currency" office:currency="EUR" office:value="575" calcext:value-type="currency">
            <text:p>€ 575,00</text:p>
          </table:table-cell>
          <table:table-cell table:formula="of:=[.M89]*100/[.$M$94]" office:value-type="float" office:value="5.12523397807291" calcext:value-type="float">
            <text:p>5,1252339780729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ebastiano</text:p>
          </table:table-cell>
          <table:table-cell table:formula="of:=[.C78]-[.C18]-[.C30]" office:value-type="float" office:value="5" calcext:value-type="float">
            <text:p>5</text:p>
          </table:table-cell>
          <table:table-cell table:formula="of:=[.D78]-[.D18]-[.D30]" office:value-type="float" office:value="2" calcext:value-type="float">
            <text:p>2</text:p>
          </table:table-cell>
          <table:table-cell table:formula="of:=[.E78]-[.E18]-[.E30]" office:value-type="float" office:value="4" calcext:value-type="float">
            <text:p>4</text:p>
          </table:table-cell>
          <table:table-cell table:formula="of:=[.F78]-[.F18]-[.F30]" office:value-type="float" office:value="36" calcext:value-type="float">
            <text:p>36</text:p>
          </table:table-cell>
          <table:table-cell table:formula="of:=[.G78]-[.G18]-[.G30]" office:value-type="float" office:value="18" calcext:value-type="float">
            <text:p>18</text:p>
          </table:table-cell>
          <table:table-cell table:formula="of:=[.H78]-[.H18]-[.H30]" office:value-type="float" office:value="35" calcext:value-type="float">
            <text:p>35</text:p>
          </table:table-cell>
          <table:table-cell table:formula="of:=SUM([.C90:.H90])" office:value-type="float" office:value="100" calcext:value-type="float">
            <text:p>100</text:p>
          </table:table-cell>
          <table:table-cell/>
          <table:table-cell office:value-type="string" calcext:value-type="string">
            <text:p>Progettista</text:p>
          </table:table-cell>
          <table:table-cell table:formula="of:=SUM([.F88:.F93])" office:value-type="float" office:value="197" calcext:value-type="float">
            <text:p>197</text:p>
          </table:table-cell>
          <table:table-cell table:formula="of:=[.L90]*[.L9]" office:value-type="currency" office:currency="EUR" office:value="4334" calcext:value-type="currency">
            <text:p>€ 4.334,00</text:p>
          </table:table-cell>
          <table:table-cell table:formula="of:=[.M90]*100/[.$M$94]" office:value-type="float" office:value="38.6308940190748" calcext:value-type="float">
            <text:p>38,630894019074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Davide</text:p>
          </table:table-cell>
          <table:table-cell table:formula="of:=[.C79]-[.C19]-[.C31]" office:value-type="float" office:value="5" calcext:value-type="float">
            <text:p>5</text:p>
          </table:table-cell>
          <table:table-cell table:formula="of:=[.D79]-[.D19]-[.D31]" office:value-type="float" office:value="2" calcext:value-type="float">
            <text:p>2</text:p>
          </table:table-cell>
          <table:table-cell table:formula="of:=[.E79]-[.E19]-[.E31]" office:value-type="float" office:value="6" calcext:value-type="float">
            <text:p>6</text:p>
          </table:table-cell>
          <table:table-cell table:formula="of:=[.F79]-[.F19]-[.F31]" office:value-type="float" office:value="19" calcext:value-type="float">
            <text:p>19</text:p>
          </table:table-cell>
          <table:table-cell table:formula="of:=[.G79]-[.G19]-[.G31]" office:value-type="float" office:value="28" calcext:value-type="float">
            <text:p>28</text:p>
          </table:table-cell>
          <table:table-cell table:formula="of:=[.H79]-[.H19]-[.H31]" office:value-type="float" office:value="39" calcext:value-type="float">
            <text:p>39</text:p>
          </table:table-cell>
          <table:table-cell table:formula="of:=SUM([.C91:.H91])" office:value-type="float" office:value="99" calcext:value-type="float">
            <text:p>99</text:p>
          </table:table-cell>
          <table:table-cell/>
          <table:table-cell office:value-type="string" calcext:value-type="string">
            <text:p>Programmatore</text:p>
          </table:table-cell>
          <table:table-cell table:formula="of:=SUM([.G88:.G93])" office:value-type="float" office:value="139" calcext:value-type="float">
            <text:p>139</text:p>
          </table:table-cell>
          <table:table-cell table:formula="of:=[.L91]*[.L10]" office:value-type="currency" office:currency="EUR" office:value="2085" calcext:value-type="currency">
            <text:p>€ 2.085,00</text:p>
          </table:table-cell>
          <table:table-cell table:formula="of:=[.M91]*100/[.$M$94]" office:value-type="float" office:value="18.5845440770122" calcext:value-type="float">
            <text:p>18,584544077012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alick</text:p>
          </table:table-cell>
          <table:table-cell table:formula="of:=[.C80]-[.C20]-[.C32]" office:value-type="float" office:value="2" calcext:value-type="float">
            <text:p>2</text:p>
          </table:table-cell>
          <table:table-cell table:formula="of:=[.D80]-[.D20]-[.D32]" office:value-type="float" office:value="15" calcext:value-type="float">
            <text:p>15</text:p>
          </table:table-cell>
          <table:table-cell table:formula="of:=[.E80]-[.E20]-[.E32]" office:value-type="float" office:value="5" calcext:value-type="float">
            <text:p>5</text:p>
          </table:table-cell>
          <table:table-cell table:formula="of:=[.F80]-[.F20]-[.F32]" office:value-type="float" office:value="37" calcext:value-type="float">
            <text:p>37</text:p>
          </table:table-cell>
          <table:table-cell table:formula="of:=[.G80]-[.G20]-[.G32]" office:value-type="float" office:value="11" calcext:value-type="float">
            <text:p>11</text:p>
          </table:table-cell>
          <table:table-cell table:formula="of:=[.H80]-[.H20]-[.H32]" office:value-type="float" office:value="28" calcext:value-type="float">
            <text:p>28</text:p>
          </table:table-cell>
          <table:table-cell table:formula="of:=SUM([.C92:.H92])" office:value-type="float" office:value="98" calcext:value-type="float">
            <text:p>98</text:p>
          </table:table-cell>
          <table:table-cell/>
          <table:table-cell office:value-type="string" calcext:value-type="string">
            <text:p>Verificatore</text:p>
          </table:table-cell>
          <table:table-cell table:formula="of:=SUM([.H88:.H93])" office:value-type="float" office:value="173" calcext:value-type="float">
            <text:p>173</text:p>
          </table:table-cell>
          <table:table-cell table:formula="of:=[.L92]*[.L11]" office:value-type="currency" office:currency="EUR" office:value="2595" calcext:value-type="currency">
            <text:p>€ 2.595,00</text:p>
          </table:table-cell>
          <table:table-cell table:formula="of:=[.M92]*100/[.$M$94]" office:value-type="float" office:value="23.130403779303" calcext:value-type="float">
            <text:p>23,130403779303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Gianmarco</text:p>
          </table:table-cell>
          <table:table-cell table:formula="of:=[.C81]-[.C21]-[.C33]" office:value-type="float" office:value="5" calcext:value-type="float">
            <text:p>5</text:p>
          </table:table-cell>
          <table:table-cell table:formula="of:=[.D81]-[.D21]-[.D33]" office:value-type="float" office:value="9" calcext:value-type="float">
            <text:p>9</text:p>
          </table:table-cell>
          <table:table-cell table:formula="of:=[.E81]-[.E21]-[.E33]" office:value-type="float" office:value="2" calcext:value-type="float">
            <text:p>2</text:p>
          </table:table-cell>
          <table:table-cell table:formula="of:=[.F81]-[.F21]-[.F33]" office:value-type="float" office:value="30" calcext:value-type="float">
            <text:p>30</text:p>
          </table:table-cell>
          <table:table-cell table:formula="of:=[.G81]-[.G21]-[.G33]" office:value-type="float" office:value="42" calcext:value-type="float">
            <text:p>42</text:p>
          </table:table-cell>
          <table:table-cell table:formula="of:=[.H81]-[.H21]-[.H33]" office:value-type="float" office:value="12" calcext:value-type="float">
            <text:p>12</text:p>
          </table:table-cell>
          <table:table-cell table:style-name="ce8" table:formula="of:=SUM([.C93:.H93])" office:value-type="float" office:value="100" calcext:value-type="float">
            <text:p>100</text:p>
          </table:table-cell>
          <table:table-cell table:number-columns-repeated="17"/>
        </table:table-row>
        <table:table-row table:style-name="ro1">
          <table:table-cell/>
          <table:table-cell table:style-name="ce5" office:value-type="string" calcext:value-type="string">
            <text:p>TOTALE</text:p>
          </table:table-cell>
          <table:table-cell table:style-name="ce2" table:formula="of:=SUM([.C88:.C93])" office:value-type="float" office:value="31" calcext:value-type="float">
            <text:p>31</text:p>
          </table:table-cell>
          <table:table-cell table:style-name="ce10" table:formula="of:=SUM([.D88:.D93])" office:value-type="float" office:value="35" calcext:value-type="float">
            <text:p>35</text:p>
          </table:table-cell>
          <table:table-cell table:style-name="ce10" table:formula="of:=SUM([.E88:.E93])" office:value-type="float" office:value="23" calcext:value-type="float">
            <text:p>23</text:p>
          </table:table-cell>
          <table:table-cell table:style-name="ce10" table:formula="of:=SUM([.F88:.F93])" office:value-type="float" office:value="197" calcext:value-type="float">
            <text:p>197</text:p>
          </table:table-cell>
          <table:table-cell table:style-name="ce10" table:formula="of:=SUM([.G88:.G93])" office:value-type="float" office:value="139" calcext:value-type="float">
            <text:p>139</text:p>
          </table:table-cell>
          <table:table-cell table:style-name="ce10" table:formula="of:=SUM([.H88:.H93])" office:value-type="float" office:value="173" calcext:value-type="float">
            <text:p>173</text:p>
          </table:table-cell>
          <table:table-cell table:style-name="ce10" table:formula="of:=SUM([.I88:.I93])" office:value-type="float" office:value="598" calcext:value-type="float">
            <text:p>598</text:p>
          </table:table-cell>
          <table:table-cell/>
          <table:table-cell table:style-name="ce2" office:value-type="string" calcext:value-type="string">
            <text:p>TOTALE</text:p>
          </table:table-cell>
          <table:table-cell table:style-name="ce2" table:formula="of:=SUM([.L87:.L92])" office:value-type="float" office:value="598" calcext:value-type="float">
            <text:p>598</text:p>
          </table:table-cell>
          <table:table-cell table:style-name="ce21" table:formula="of:=SUM([.M87:.M92])" office:value-type="currency" office:currency="EUR" office:value="11219" calcext:value-type="currency">
            <text:p>€ 11.219,00</text:p>
          </table:table-cell>
          <table:table-cell table:formula="of:=[.M94]*100/[.$M$94]"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/>
          <table:table-cell table:style-name="ce6" office:value-type="string" calcext:value-type="string">
            <text:p>% sweetbit</text:p>
          </table:table-cell>
          <table:table-cell table:style-name="ce9" table:formula="of:=[.C94]*100/[.$I$94]" office:value-type="float" office:value="5.18394648829431" calcext:value-type="float">
            <text:p>5,18394648829431</text:p>
          </table:table-cell>
          <table:table-cell table:style-name="ce9" table:formula="of:=[.D94]*100/[.$I$94]" office:value-type="float" office:value="5.85284280936455" calcext:value-type="float">
            <text:p>5,85284280936455</text:p>
          </table:table-cell>
          <table:table-cell table:style-name="ce9" table:formula="of:=[.E94]*100/[.$I$94]" office:value-type="float" office:value="3.84615384615385" calcext:value-type="float">
            <text:p>3,84615384615385</text:p>
          </table:table-cell>
          <table:table-cell table:style-name="ce9" table:formula="of:=[.F94]*100/[.$I$94]" office:value-type="float" office:value="32.943143812709" calcext:value-type="float">
            <text:p>32,943143812709</text:p>
          </table:table-cell>
          <table:table-cell table:style-name="ce9" table:formula="of:=[.G94]*100/[.$I$94]" office:value-type="float" office:value="23.2441471571906" calcext:value-type="float">
            <text:p>23,2441471571906</text:p>
          </table:table-cell>
          <table:table-cell table:style-name="ce9" table:formula="of:=[.H94]*100/[.$I$94]" office:value-type="float" office:value="28.9297658862876" calcext:value-type="float">
            <text:p>28,9297658862876</text:p>
          </table:table-cell>
          <table:table-cell table:style-name="ce14" table:formula="of:=SUM([.C95:.H95])" office:value-type="float" office:value="100" calcext:value-type="float">
            <text:p>100</text:p>
          </table:table-cell>
          <table:table-cell/>
          <table:table-cell table:style-name="Default" table:number-columns-repeated="3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5">00/00/0000</text:date>, <text:time style:data-style-name="N2" text:time-value="12:12:00.317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10:39:28.272000000</meta:creation-date>
    <dc:date>2017-03-25T12:32:55.470000000</dc:date>
    <meta:editing-duration>PT4H17M12S</meta:editing-duration>
    <meta:editing-cycles>106</meta:editing-cycles>
    <meta:generator>LibreOffice/5.2.5.1$Windows_x86 LibreOffice_project/0312e1a284a7d50ca85a365c316c7abbf20a4d22</meta:generator>
    <meta:document-statistic meta:table-count="1" meta:cell-count="768" meta:object-count="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bar" chart:style-name="ch1">
        <chart:legend chart:legend-position="top" svg:x="1.819cm" svg:y="0.185cm" style:legend-expansion="wide" chart:style-name="ch2"/>
        <chart:plot-area chart:style-name="ch3" table:cell-range-address="Foglio1.B63:Foglio1.H69" chart:data-source-has-labels="both" svg:x="0.19cm" svg:y="0.877cm" svg:width="9.121cm" svg:height="3.73cm">
          <chartooo:coordinate-region svg:x="2.161cm" svg:y="0.877cm" svg:width="6.963cm" svg:height="3.083cm"/>
          <chart:axis chart:dimension="x" chart:name="primary-x" chart:style-name="ch4" chartooo:axis-type="auto">
            <chartooo:date-scale/>
            <chart:categories table:cell-range-address="Foglio1.B64:Foglio1.B6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64:Foglio1.C69" chart:label-cell-address="Foglio1.C63:Foglio1.C63" chart:class="chart:bar">
            <chart:data-point chart:repeated="6"/>
          </chart:series>
          <chart:series chart:style-name="ch8" chart:values-cell-range-address="Foglio1.D64:Foglio1.D69" chart:label-cell-address="Foglio1.D63:Foglio1.D63" chart:class="chart:bar">
            <chart:data-point chart:repeated="6"/>
          </chart:series>
          <chart:series chart:style-name="ch9" chart:values-cell-range-address="Foglio1.E64:Foglio1.E69" chart:label-cell-address="Foglio1.E63:Foglio1.E63" chart:class="chart:bar">
            <chart:data-point chart:repeated="6"/>
          </chart:series>
          <chart:series chart:style-name="ch10" chart:values-cell-range-address="Foglio1.F64:Foglio1.F69" chart:label-cell-address="Foglio1.F63:Foglio1.F63" chart:class="chart:bar">
            <chart:data-point chart:repeated="6"/>
          </chart:series>
          <chart:series chart:style-name="ch11" chart:values-cell-range-address="Foglio1.G64:Foglio1.G69" chart:label-cell-address="Foglio1.G63:Foglio1.G63" chart:class="chart:bar">
            <chart:data-point chart:repeated="6"/>
          </chart:series>
          <chart:series chart:style-name="ch12" chart:values-cell-range-address="Foglio1.H64:Foglio1.H69" chart:label-cell-address="Foglio1.H63:Foglio1.H6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63:Foglio1.C63</svg:desc>
                </draw:g>
              </table:table-cell>
              <table:table-cell office:value-type="string">
                <text:p>Am</text:p>
                <draw:g>
                  <svg:desc>Foglio1.D63:Foglio1.D63</svg:desc>
                </draw:g>
              </table:table-cell>
              <table:table-cell office:value-type="string">
                <text:p>An</text:p>
                <draw:g>
                  <svg:desc>Foglio1.E63:Foglio1.E63</svg:desc>
                </draw:g>
              </table:table-cell>
              <table:table-cell office:value-type="string">
                <text:p>Pt</text:p>
                <draw:g>
                  <svg:desc>Foglio1.F63:Foglio1.F63</svg:desc>
                </draw:g>
              </table:table-cell>
              <table:table-cell office:value-type="string">
                <text:p>Pr</text:p>
                <draw:g>
                  <svg:desc>Foglio1.G63:Foglio1.G63</svg:desc>
                </draw:g>
              </table:table-cell>
              <table:table-cell office:value-type="string">
                <text:p>Ve</text:p>
                <draw:g>
                  <svg:desc>Foglio1.H63:Foglio1.H6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64:Foglio1.B69</svg:desc>
                </draw:g>
              </table:table-cell>
              <table:table-cell office:value-type="float" office:value="9">
                <text:p>9</text:p>
                <draw:g>
                  <svg:desc>Foglio1.C64:Foglio1.C69</svg:desc>
                </draw:g>
              </table:table-cell>
              <table:table-cell office:value-type="float" office:value="NaN">
                <text:p>NaN</text:p>
                <draw:g>
                  <svg:desc>Foglio1.D64:Foglio1.D69</svg:desc>
                </draw:g>
              </table:table-cell>
              <table:table-cell office:value-type="float" office:value="NaN">
                <text:p>NaN</text:p>
                <draw:g>
                  <svg:desc>Foglio1.E64:Foglio1.E69</svg:desc>
                </draw:g>
              </table:table-cell>
              <table:table-cell office:value-type="float" office:value="NaN">
                <text:p>NaN</text:p>
                <draw:g>
                  <svg:desc>Foglio1.F64:Foglio1.F69</svg:desc>
                </draw:g>
              </table:table-cell>
              <table:table-cell office:value-type="float" office:value="10">
                <text:p>10</text:p>
                <draw:g>
                  <svg:desc>Foglio1.G64:Foglio1.G69</svg:desc>
                </draw:g>
              </table:table-cell>
              <table:table-cell office:value-type="float" office:value="NaN">
                <text:p>NaN</text:p>
                <draw:g>
                  <svg:desc>Foglio1.H64:Foglio1.H69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391cm" svg:y="0.806cm" style:legend-expansion="high" chart:style-name="ch2"/>
        <chart:plot-area chart:style-name="ch3" table:cell-range-address="Foglio1.T38:Foglio1.Y39" chart:data-source-has-labels="row" svg:x="0.942cm" svg:y="-0.182cm" svg:width="4.601cm" svg:height="5.038cm">
          <chartooo:coordinate-region svg:x="1.241cm" svg:y="0.326cm" svg:width="4.533cm" svg:height="3.987cm"/>
          <chart:axis chart:dimension="x" chart:name="primary-x" chart:style-name="ch4" chartooo:axis-type="auto">
            <chartooo:date-scale/>
            <chart:categories table:cell-range-address="Foglio1.T38:Foglio1.Y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T39:Foglio1.Y3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Manger</text:p>
                <draw:g>
                  <svg:desc>Foglio1.T38:Foglio1.Y38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rammatore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Riga 39</text:p>
                <draw:g>
                  <svg:desc/>
                </draw:g>
              </table:table-cell>
              <table:table-cell office:value-type="float" office:value="6.17283950617284">
                <text:p>6.17283950617284</text:p>
                <draw:g>
                  <svg:desc>Foglio1.T39:Foglio1.Y39</svg:desc>
                </draw:g>
              </table:table-cell>
              <table:table-cell office:value-type="float" office:value="4.32098765432099">
                <text:p>4.32098765432099</text:p>
              </table:table-cell>
              <table:table-cell office:value-type="float" office:value="12.962962962963">
                <text:p>12.962962962963</text:p>
              </table:table-cell>
              <table:table-cell office:value-type="float" office:value="54.9382716049383">
                <text:p>54.9382716049383</text:p>
              </table:table-cell>
              <table:table-cell office:value-type="float" office:value="0">
                <text:p>0</text:p>
              </table:table-cell>
              <table:table-cell office:value-type="float" office:value="21.6049382716049">
                <text:p>21.604938271604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data-label-number="none" chart:data-label-text="false" chart:data-label-symbol="false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 chart:data-label-number="none" chart:data-label-text="false" chart:data-label-symbol="false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391cm" svg:y="0.806cm" style:legend-expansion="high" chart:style-name="ch2"/>
        <chart:plot-area chart:style-name="ch3" table:cell-range-address="Foglio1.T50:Foglio1.Y51" chart:data-source-has-labels="row" svg:x="1.028cm" svg:y="-0.079cm" svg:width="5.167cm" svg:height="4.975cm">
          <chartooo:coordinate-region svg:x="1.537cm" svg:y="0.39cm" svg:width="4.598cm" svg:height="4.045cm"/>
          <chart:axis chart:dimension="x" chart:name="primary-x" chart:style-name="ch4" chartooo:axis-type="auto">
            <chartooo:date-scale/>
            <chart:categories table:cell-range-address="Foglio1.T50:Foglio1.Y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T51:Foglio1.Y5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draw:frame draw:style-name="gr1" draw:text-style-name="P1" svg:width="0.506cm" svg:height="0.399cm" svg:x="2.495cm" svg:y="0.131cm">
          <draw:image xlink:href="Pictures/2000000D000001FA0000018F96CC1F583C11F87C.svm" xlink:type="simple" xlink:show="embed" xlink:actuate="onLoad">
            <text:p/>
          </draw:image>
        </draw:frame>
        <draw:frame draw:style-name="gr1" draw:text-style-name="P1" svg:width="0.506cm" svg:height="0.399cm" svg:x="3.62cm" svg:y="0cm">
          <draw:image xlink:href="Pictures/2000000D000001FA0000018F6C7A9AA282CBBA99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Manger</text:p>
                <draw:g>
                  <svg:desc>Foglio1.T50:Foglio1.Y50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rammatore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Riga 51</text:p>
                <draw:g>
                  <svg:desc/>
                </draw:g>
              </table:table-cell>
              <table:table-cell office:value-type="float" office:value="3.32225913621262">
                <text:p>3.32225913621262</text:p>
                <draw:g>
                  <svg:desc>Foglio1.T51:Foglio1.Y51</svg:desc>
                </draw:g>
              </table:table-cell>
              <table:table-cell office:value-type="float" office:value="1.99335548172757">
                <text:p>1.99335548172757</text:p>
              </table:table-cell>
              <table:table-cell office:value-type="float" office:value="0.664451827242525">
                <text:p>0.664451827242525</text:p>
              </table:table-cell>
              <table:table-cell office:value-type="float" office:value="30.8970099667774">
                <text:p>30.8970099667774</text:p>
              </table:table-cell>
              <table:table-cell office:value-type="float" office:value="35.2159468438538">
                <text:p>35.2159468438538</text:p>
              </table:table-cell>
              <table:table-cell office:value-type="float" office:value="27.906976744186">
                <text:p>27.90697674418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391cm" svg:y="0.806cm" style:legend-expansion="high" chart:style-name="ch2"/>
        <chart:plot-area chart:style-name="ch3" table:cell-range-address="Foglio1.T62:Foglio1.Y63" chart:data-source-has-labels="row" svg:x="0.974cm" svg:y="-0.087cm" svg:width="5.532cm" svg:height="5.069cm">
          <chartooo:coordinate-region svg:x="1.429cm" svg:y="0.39cm" svg:width="4.622cm" svg:height="4.066cm"/>
          <chart:axis chart:dimension="x" chart:name="primary-x" chart:style-name="ch4" chartooo:axis-type="auto">
            <chartooo:date-scale/>
            <chart:categories table:cell-range-address="Foglio1.T62:Foglio1.Y6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T63:Foglio1.Y63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Manger</text:p>
                <draw:g>
                  <svg:desc>Foglio1.T62:Foglio1.Y62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rammatore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Riga 63</text:p>
                <draw:g>
                  <svg:desc/>
                </draw:g>
              </table:table-cell>
              <table:table-cell office:value-type="float" office:value="8.14814814814815">
                <text:p>8.14814814814815</text:p>
                <draw:g>
                  <svg:desc>Foglio1.T63:Foglio1.Y63</svg:desc>
                </draw:g>
              </table:table-cell>
              <table:table-cell office:value-type="float" office:value="16.2962962962963">
                <text:p>16.2962962962963</text:p>
              </table:table-cell>
              <table:table-cell office:value-type="float" office:value="0">
                <text:p>0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24.4444444444444">
                <text:p>24.4444444444444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391cm" svg:y="0.806cm" style:legend-expansion="high" chart:style-name="ch2"/>
        <chart:plot-area chart:style-name="ch3" table:cell-range-address="Foglio1.T74:Foglio1.Y75" chart:data-source-has-labels="row" svg:x="0.19cm" svg:y="0.094cm" svg:width="6.011cm" svg:height="4.513cm">
          <chartooo:coordinate-region svg:x="1.5cm" svg:y="0.094cm" svg:width="3.871cm" svg:height="3.871cm"/>
          <chart:axis chart:dimension="x" chart:name="primary-x" chart:style-name="ch4" chartooo:axis-type="auto">
            <chartooo:date-scale/>
            <chart:categories table:cell-range-address="Foglio1.T74:Foglio1.Y7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T75:Foglio1.Y7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Manger</text:p>
                <draw:g>
                  <svg:desc>Foglio1.T74:Foglio1.Y74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rammatore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Riga 75</text:p>
                <draw:g>
                  <svg:desc/>
                </draw:g>
              </table:table-cell>
              <table:table-cell office:value-type="float" office:value="6.77290836653387">
                <text:p>6.77290836653387</text:p>
                <draw:g>
                  <svg:desc>Foglio1.T75:Foglio1.Y75</svg:desc>
                </draw:g>
              </table:table-cell>
              <table:table-cell office:value-type="float" office:value="7.17131474103586">
                <text:p>7.17131474103586</text:p>
              </table:table-cell>
              <table:table-cell office:value-type="float" office:value="13.6786188579017">
                <text:p>13.6786188579017</text:p>
              </table:table-cell>
              <table:table-cell office:value-type="float" office:value="26.1620185922975">
                <text:p>26.1620185922975</text:p>
              </table:table-cell>
              <table:table-cell office:value-type="float" office:value="18.4594953519256">
                <text:p>18.4594953519256</text:p>
              </table:table-cell>
              <table:table-cell office:value-type="float" office:value="27.7556440903054">
                <text:p>27.755644090305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232cm" svg:y="0.806cm" style:legend-expansion="high" chart:style-name="ch2"/>
        <chart:plot-area chart:style-name="ch3" table:cell-range-address="Foglio1.K75:Foglio1.K80 Foglio1.N75:Foglio1.N80" chart:data-source-has-labels="column" svg:x="0.371cm" svg:y="0.168cm" svg:width="5.172cm" svg:height="4.536cm">
          <chartooo:coordinate-region svg:x="1.202cm" svg:y="0.615cm" svg:width="3.543cm" svg:height="3.543cm"/>
          <chart:axis chart:dimension="x" chart:name="primary-x" chart:style-name="ch4" chartooo:axis-type="auto">
            <chartooo:date-scale/>
            <chart:categories table:cell-range-address="Foglio1.K75:Foglio1.K8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N75:Foglio1.N8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N</text:p>
              </table:table-cell>
            </table:table-row>
          </table:table-header-rows>
          <table:table-rows>
            <table:table-row>
              <table:table-cell office:value-type="string">
                <text:p>Project Manager</text:p>
                <draw:g>
                  <svg:desc>Foglio1.K75:Foglio1.K80</svg:desc>
                </draw:g>
              </table:table-cell>
              <table:table-cell office:value-type="float" office:value="10.3806228373702">
                <text:p>10.3806228373702</text:p>
                <draw:g>
                  <svg:desc>Foglio1.N75:Foglio1.N80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.32749847343782">
                <text:p>7.32749847343782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17.4706560825022">
                <text:p>17.4706560825022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29.4049799850736">
                <text:p>29.4049799850736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4.1461428862202">
                <text:p>14.1461428862202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1.2700997353959">
                <text:p>21.270099735395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232cm" svg:y="0.806cm" style:legend-expansion="high" chart:style-name="ch2"/>
        <chart:plot-area chart:style-name="ch3" table:cell-range-address="Foglio1.K63:Foglio1.K68 Foglio1.N63:Foglio1.N68" chart:data-source-has-labels="column" svg:x="0.727cm" svg:y="0.134cm" svg:width="4.946cm" svg:height="4.312cm">
          <chartooo:coordinate-region svg:x="1.55cm" svg:y="0.507cm" svg:width="3.529cm" svg:height="3.529cm"/>
          <chart:axis chart:dimension="x" chart:name="primary-x" chart:style-name="ch4" chartooo:axis-type="auto">
            <chartooo:date-scale/>
            <chart:categories table:cell-range-address="Foglio1.K63:Foglio1.K6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N63:Foglio1.N6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N</text:p>
              </table:table-cell>
            </table:table-row>
          </table:table-header-rows>
          <table:table-rows>
            <table:table-row>
              <table:table-cell office:value-type="string">
                <text:p>Project Manager</text:p>
                <draw:g>
                  <svg:desc>Foglio1.K63:Foglio1.K68</svg:desc>
                </draw:g>
              </table:table-cell>
              <table:table-cell office:value-type="float" office:value="13.7214137214137">
                <text:p>13.7214137214137</text:p>
                <draw:g>
                  <svg:desc>Foglio1.N63:Foglio1.N68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8.2952182952183">
                <text:p>18.2952182952183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3.7214137214137">
                <text:p>13.7214137214137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20.5821205821206">
                <text:p>20.5821205821206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33.6798336798337">
                <text:p>33.679833679833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 chart:data-label-number="none" chart:data-label-text="false" chart:data-label-symbol="false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232cm" svg:y="0.806cm" style:legend-expansion="high" chart:style-name="ch2"/>
        <chart:plot-area chart:style-name="ch3" table:cell-range-address="Foglio1.K51:Foglio1.K56 Foglio1.N51:Foglio1.N56" chart:data-source-has-labels="column" svg:x="0.646cm" svg:y="-0.098cm" svg:width="4.941cm" svg:height="4.515cm">
          <chartooo:coordinate-region svg:x="1.452cm" svg:y="0.418cm" svg:width="3.999cm" svg:height="3.999cm"/>
          <chart:axis chart:dimension="x" chart:name="primary-x" chart:style-name="ch4" chartooo:axis-type="auto">
            <chartooo:date-scale/>
            <chart:categories table:cell-range-address="Foglio1.K51:Foglio1.K5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N51:Foglio1.N5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draw:frame draw:style-name="gr1" draw:text-style-name="P1" svg:width="0.506cm" svg:height="0.399cm" svg:x="1.562cm" svg:y="0.418cm">
          <draw:image xlink:href="Pictures/2000000D000001FA0000018F96CC1F583C11F87C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N</text:p>
              </table:table-cell>
            </table:table-row>
          </table:table-header-rows>
          <table:table-rows>
            <table:table-row>
              <table:table-cell office:value-type="string">
                <text:p>Project Manager</text:p>
                <draw:g>
                  <svg:desc>Foglio1.K51:Foglio1.K56</svg:desc>
                </draw:g>
              </table:table-cell>
              <table:table-cell office:value-type="float" office:value="5.59075661572866">
                <text:p>5.59075661572866</text:p>
                <draw:g>
                  <svg:desc>Foglio1.N51:Foglio1.N56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2.23630264629146">
                <text:p>2.23630264629146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0.93179276928811">
                <text:p>0.93179276928811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38.1289601192695">
                <text:p>38.1289601192695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29.6310100633619">
                <text:p>29.6310100633619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3.4811777860604">
                <text:p>23.481177786060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232cm" svg:y="0.806cm" style:legend-expansion="high" chart:style-name="ch2"/>
        <chart:plot-area chart:style-name="ch3" table:cell-range-address="Foglio1.K39:Foglio1.K44 Foglio1.N39:Foglio1.N44" chart:data-source-has-labels="column" svg:x="0.816cm" svg:y="0.038cm" svg:width="4.451cm" svg:height="4.557cm">
          <chartooo:coordinate-region svg:x="1.572cm" svg:y="0.512cm" svg:width="3.695cm" svg:height="3.695cm"/>
          <chart:axis chart:dimension="x" chart:name="primary-x" chart:style-name="ch4" chartooo:axis-type="auto">
            <chartooo:date-scale/>
            <chart:categories table:cell-range-address="Foglio1.K39:Foglio1.K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N39:Foglio1.N4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N</text:p>
              </table:table-cell>
            </table:table-row>
          </table:table-header-rows>
          <table:table-rows>
            <table:table-row>
              <table:table-cell office:value-type="string">
                <text:p>Project Manager</text:p>
                <draw:g>
                  <svg:desc>Foglio1.K39:Foglio1.K44</svg:desc>
                </draw:g>
              </table:table-cell>
              <table:table-cell office:value-type="float" office:value="8.70069605568446">
                <text:p>8.70069605568446</text:p>
                <draw:g>
                  <svg:desc>Foglio1.N39:Foglio1.N44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4.06032482598608">
                <text:p>4.06032482598608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15.2262180974478">
                <text:p>15.2262180974478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56.7865429234339">
                <text:p>56.786542923433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5.2262180974478">
                <text:p>15.2262180974478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232cm" svg:y="0.806cm" style:legend-expansion="high" chart:style-name="ch2"/>
        <chart:plot-area chart:style-name="ch3" table:cell-range-address="Foglio1.K27:Foglio1.K32 Foglio1.N27:Foglio1.N32" chart:data-source-has-labels="column" svg:x="1.396cm" svg:y="0.131cm" svg:width="3.438cm" svg:height="4.516cm">
          <chartooo:coordinate-region svg:x="1.396cm" svg:y="0.663cm" svg:width="3.438cm" svg:height="3.438cm"/>
          <chart:axis chart:dimension="x" chart:name="primary-x" chart:style-name="ch4" chartooo:axis-type="auto">
            <chartooo:date-scale/>
            <chart:categories table:cell-range-address="Foglio1.K27:Foglio1.K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N27:Foglio1.N3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N</text:p>
              </table:table-cell>
            </table:table-row>
          </table:table-header-rows>
          <table:table-rows>
            <table:table-row>
              <table:table-cell office:value-type="string">
                <text:p>Project Manager</text:p>
                <draw:g>
                  <svg:desc>Foglio1.K27:Foglio1.K32</svg:desc>
                </draw:g>
              </table:table-cell>
              <table:table-cell office:value-type="float" office:value="4.31654676258993">
                <text:p>4.31654676258993</text:p>
                <draw:g>
                  <svg:desc>Foglio1.N27:Foglio1.N3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5.75539568345324">
                <text:p>5.75539568345324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79.136690647482">
                <text:p>79.136690647482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0.7913669064748">
                <text:p>10.791366906474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232cm" svg:y="0.806cm" style:legend-expansion="high" chart:style-name="ch2"/>
        <chart:plot-area chart:style-name="ch3" table:cell-range-address="Foglio1.K15:Foglio1.K20 Foglio1.N15:Foglio1.N20" chart:data-source-has-labels="column" svg:x="0.655cm" svg:y="-0.024cm" svg:width="4.855cm" svg:height="4.574cm">
          <chartooo:coordinate-region svg:x="1.489cm" svg:y="0.242cm" svg:width="4.021cm" svg:height="4.021cm"/>
          <chart:axis chart:dimension="x" chart:name="primary-x" chart:style-name="ch4" chartooo:axis-type="auto">
            <chartooo:date-scale/>
            <chart:categories table:cell-range-address="Foglio1.K15:Foglio1.K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N15:Foglio1.N2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N</text:p>
              </table:table-cell>
            </table:table-row>
          </table:table-header-rows>
          <table:table-rows>
            <table:table-row>
              <table:table-cell office:value-type="string">
                <text:p>Project Manager</text:p>
                <draw:g>
                  <svg:desc>Foglio1.K15:Foglio1.K20</svg:desc>
                </draw:g>
              </table:table-cell>
              <table:table-cell office:value-type="float" office:value="20.1769911504425">
                <text:p>20.1769911504425</text:p>
                <draw:g>
                  <svg:desc>Foglio1.N15:Foglio1.N20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2.0353982300885">
                <text:p>12.0353982300885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51.3274336283186">
                <text:p>51.3274336283186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6.4601769911504">
                <text:p>16.460176991150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bar" chart:style-name="ch1">
        <chart:legend chart:legend-position="top" svg:x="1.819cm" svg:y="0.185cm" style:legend-expansion="wide" chart:style-name="ch2"/>
        <chart:plot-area chart:style-name="ch3" table:cell-range-address="Foglio1.B51:Foglio1.H57" chart:data-source-has-labels="both" svg:x="0.19cm" svg:y="0.877cm" svg:width="9.121cm" svg:height="3.73cm">
          <chartooo:coordinate-region svg:x="2.161cm" svg:y="0.877cm" svg:width="6.963cm" svg:height="3.083cm"/>
          <chart:axis chart:dimension="x" chart:name="primary-x" chart:style-name="ch4" chartooo:axis-type="auto">
            <chartooo:date-scale/>
            <chart:categories table:cell-range-address="Foglio1.B52:Foglio1.B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52:Foglio1.C57" chart:label-cell-address="Foglio1.C51:Foglio1.C51" chart:class="chart:bar">
            <chart:data-point chart:repeated="6"/>
          </chart:series>
          <chart:series chart:style-name="ch8" chart:values-cell-range-address="Foglio1.D52:Foglio1.D57" chart:label-cell-address="Foglio1.D51:Foglio1.D51" chart:class="chart:bar">
            <chart:data-point chart:repeated="6"/>
          </chart:series>
          <chart:series chart:style-name="ch9" chart:values-cell-range-address="Foglio1.E52:Foglio1.E57" chart:label-cell-address="Foglio1.E51:Foglio1.E51" chart:class="chart:bar">
            <chart:data-point chart:repeated="6"/>
          </chart:series>
          <chart:series chart:style-name="ch10" chart:values-cell-range-address="Foglio1.F52:Foglio1.F57" chart:label-cell-address="Foglio1.F51:Foglio1.F51" chart:class="chart:bar">
            <chart:data-point chart:repeated="6"/>
          </chart:series>
          <chart:series chart:style-name="ch11" chart:values-cell-range-address="Foglio1.G52:Foglio1.G57" chart:label-cell-address="Foglio1.G51:Foglio1.G51" chart:class="chart:bar">
            <chart:data-point chart:repeated="6"/>
          </chart:series>
          <chart:series chart:style-name="ch12" chart:values-cell-range-address="Foglio1.H52:Foglio1.H57" chart:label-cell-address="Foglio1.H51:Foglio1.H5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51:Foglio1.C51</svg:desc>
                </draw:g>
              </table:table-cell>
              <table:table-cell office:value-type="string">
                <text:p>Am</text:p>
                <draw:g>
                  <svg:desc>Foglio1.D51:Foglio1.D51</svg:desc>
                </draw:g>
              </table:table-cell>
              <table:table-cell office:value-type="string">
                <text:p>An</text:p>
                <draw:g>
                  <svg:desc>Foglio1.E51:Foglio1.E51</svg:desc>
                </draw:g>
              </table:table-cell>
              <table:table-cell office:value-type="string">
                <text:p>Pt</text:p>
                <draw:g>
                  <svg:desc>Foglio1.F51:Foglio1.F51</svg:desc>
                </draw:g>
              </table:table-cell>
              <table:table-cell office:value-type="string">
                <text:p>Pr</text:p>
                <draw:g>
                  <svg:desc>Foglio1.G51:Foglio1.G51</svg:desc>
                </draw:g>
              </table:table-cell>
              <table:table-cell office:value-type="string">
                <text:p>Ve</text:p>
                <draw:g>
                  <svg:desc>Foglio1.H51:Foglio1.H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52:Foglio1.B57</svg:desc>
                </draw:g>
              </table:table-cell>
              <table:table-cell office:value-type="float" office:value="NaN">
                <text:p>NaN</text:p>
                <draw:g>
                  <svg:desc>Foglio1.C52:Foglio1.C57</svg:desc>
                </draw:g>
              </table:table-cell>
              <table:table-cell office:value-type="float" office:value="NaN">
                <text:p>NaN</text:p>
                <draw:g>
                  <svg:desc>Foglio1.D52:Foglio1.D57</svg:desc>
                </draw:g>
              </table:table-cell>
              <table:table-cell office:value-type="float" office:value="2">
                <text:p>2</text:p>
                <draw:g>
                  <svg:desc>Foglio1.E52:Foglio1.E57</svg:desc>
                </draw:g>
              </table:table-cell>
              <table:table-cell office:value-type="float" office:value="20">
                <text:p>20</text:p>
                <draw:g>
                  <svg:desc>Foglio1.F52:Foglio1.F57</svg:desc>
                </draw:g>
              </table:table-cell>
              <table:table-cell office:value-type="float" office:value="NaN">
                <text:p>NaN</text:p>
                <draw:g>
                  <svg:desc>Foglio1.G52:Foglio1.G57</svg:desc>
                </draw:g>
              </table:table-cell>
              <table:table-cell office:value-type="float" office:value="30">
                <text:p>30</text:p>
                <draw:g>
                  <svg:desc>Foglio1.H52:Foglio1.H57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391cm" svg:y="0.806cm" style:legend-expansion="high" chart:style-name="ch2"/>
        <chart:plot-area chart:style-name="ch3" table:cell-range-address="Foglio1.T86:Foglio1.Y87" chart:data-source-has-labels="row" svg:x="0.778cm" svg:y="0.081cm" svg:width="4.936cm" svg:height="4.571cm">
          <chartooo:coordinate-region svg:x="1.454cm" svg:y="0.602cm" svg:width="3.86cm" svg:height="3.86cm"/>
          <chart:axis chart:dimension="x" chart:name="primary-x" chart:style-name="ch4" chartooo:axis-type="auto">
            <chartooo:date-scale/>
            <chart:categories table:cell-range-address="Foglio1.T86:Foglio1.Y8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T87:Foglio1.Y8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Manger</text:p>
                <draw:g>
                  <svg:desc>Foglio1.T86:Foglio1.Y86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rammatore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Riga 87</text:p>
                <draw:g>
                  <svg:desc/>
                </draw:g>
              </table:table-cell>
              <table:table-cell office:value-type="float" office:value="5.18394648829431">
                <text:p>5.18394648829431</text:p>
                <draw:g>
                  <svg:desc>Foglio1.T87:Foglio1.Y87</svg:desc>
                </draw:g>
              </table:table-cell>
              <table:table-cell office:value-type="float" office:value="5.85284280936455">
                <text:p>5.85284280936455</text:p>
              </table:table-cell>
              <table:table-cell office:value-type="float" office:value="3.84615384615385">
                <text:p>3.84615384615385</text:p>
              </table:table-cell>
              <table:table-cell office:value-type="float" office:value="32.943143812709">
                <text:p>32.943143812709</text:p>
              </table:table-cell>
              <table:table-cell office:value-type="float" office:value="23.2441471571906">
                <text:p>23.2441471571906</text:p>
              </table:table-cell>
              <table:table-cell office:value-type="float" office:value="28.9297658862876">
                <text:p>28.929765886287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232cm" svg:y="0.806cm" style:legend-expansion="high" chart:style-name="ch2"/>
        <chart:plot-area chart:style-name="ch3" table:cell-range-address="Foglio1.K87:Foglio1.K92 Foglio1.N87:Foglio1.N92" chart:data-source-has-labels="column" svg:x="0.682cm" svg:y="-0.005cm" svg:width="5.045cm" svg:height="4.565cm">
          <chartooo:coordinate-region svg:x="1.074cm" svg:y="0.47cm" svg:width="4.045cm" svg:height="4.045cm"/>
          <chart:axis chart:dimension="x" chart:name="primary-x" chart:style-name="ch4" chartooo:axis-type="auto">
            <chartooo:date-scale/>
            <chart:categories table:cell-range-address="Foglio1.K87:Foglio1.K9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N87:Foglio1.N9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N</text:p>
              </table:table-cell>
            </table:table-row>
          </table:table-header-rows>
          <table:table-rows>
            <table:table-row>
              <table:table-cell office:value-type="string">
                <text:p>Project Manager</text:p>
                <draw:g>
                  <svg:desc>Foglio1.K87:Foglio1.K92</svg:desc>
                </draw:g>
              </table:table-cell>
              <table:table-cell office:value-type="float" office:value="8.28950886888314">
                <text:p>8.28950886888314</text:p>
                <draw:g>
                  <svg:desc>Foglio1.N87:Foglio1.N92</svg:desc>
                </draw:g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6.23941527765398">
                <text:p>6.23941527765398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5.12523397807291">
                <text:p>5.12523397807291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38.6308940190748">
                <text:p>38.6308940190748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8.5845440770122">
                <text:p>18.5845440770122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3.130403779303">
                <text:p>23.130403779303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bar" chart:style-name="ch1">
        <chart:legend chart:legend-position="top" svg:x="1.819cm" svg:y="0.185cm" style:legend-expansion="wide" chart:style-name="ch2"/>
        <chart:plot-area chart:style-name="ch3" table:cell-range-address="Foglio1.B75:Foglio1.H81" chart:data-source-has-labels="both" svg:x="0.19cm" svg:y="0.877cm" svg:width="9.121cm" svg:height="3.73cm">
          <chartooo:coordinate-region svg:x="2.161cm" svg:y="0.877cm" svg:width="6.87cm" svg:height="3.083cm"/>
          <chart:axis chart:dimension="x" chart:name="primary-x" chart:style-name="ch4" chartooo:axis-type="auto">
            <chartooo:date-scale/>
            <chart:categories table:cell-range-address="Foglio1.B76:Foglio1.B8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76:Foglio1.C81" chart:label-cell-address="Foglio1.C75:Foglio1.C75" chart:class="chart:bar">
            <chart:data-point chart:repeated="6"/>
          </chart:series>
          <chart:series chart:style-name="ch8" chart:values-cell-range-address="Foglio1.D76:Foglio1.D81" chart:label-cell-address="Foglio1.D75:Foglio1.D75" chart:class="chart:bar">
            <chart:data-point chart:repeated="6"/>
          </chart:series>
          <chart:series chart:style-name="ch9" chart:values-cell-range-address="Foglio1.E76:Foglio1.E81" chart:label-cell-address="Foglio1.E75:Foglio1.E75" chart:class="chart:bar">
            <chart:data-point chart:repeated="6"/>
          </chart:series>
          <chart:series chart:style-name="ch10" chart:values-cell-range-address="Foglio1.F76:Foglio1.F81" chart:label-cell-address="Foglio1.F75:Foglio1.F75" chart:class="chart:bar">
            <chart:data-point chart:repeated="6"/>
          </chart:series>
          <chart:series chart:style-name="ch11" chart:values-cell-range-address="Foglio1.G76:Foglio1.G81" chart:label-cell-address="Foglio1.G75:Foglio1.G75" chart:class="chart:bar">
            <chart:data-point chart:repeated="6"/>
          </chart:series>
          <chart:series chart:style-name="ch12" chart:values-cell-range-address="Foglio1.H76:Foglio1.H81" chart:label-cell-address="Foglio1.H75:Foglio1.H75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75:Foglio1.C75</svg:desc>
                </draw:g>
              </table:table-cell>
              <table:table-cell office:value-type="string">
                <text:p>Am</text:p>
                <draw:g>
                  <svg:desc>Foglio1.D75:Foglio1.D75</svg:desc>
                </draw:g>
              </table:table-cell>
              <table:table-cell office:value-type="string">
                <text:p>An</text:p>
                <draw:g>
                  <svg:desc>Foglio1.E75:Foglio1.E75</svg:desc>
                </draw:g>
              </table:table-cell>
              <table:table-cell office:value-type="string">
                <text:p>Pt</text:p>
                <draw:g>
                  <svg:desc>Foglio1.F75:Foglio1.F75</svg:desc>
                </draw:g>
              </table:table-cell>
              <table:table-cell office:value-type="string">
                <text:p>Pr</text:p>
                <draw:g>
                  <svg:desc>Foglio1.G75:Foglio1.G75</svg:desc>
                </draw:g>
              </table:table-cell>
              <table:table-cell office:value-type="string">
                <text:p>Ve</text:p>
                <draw:g>
                  <svg:desc>Foglio1.H75:Foglio1.H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76:Foglio1.B81</svg:desc>
                </draw:g>
              </table:table-cell>
              <table:table-cell office:value-type="float" office:value="19">
                <text:p>19</text:p>
                <draw:g>
                  <svg:desc>Foglio1.C76:Foglio1.C81</svg:desc>
                </draw:g>
              </table:table-cell>
              <table:table-cell office:value-type="float" office:value="5">
                <text:p>5</text:p>
                <draw:g>
                  <svg:desc>Foglio1.D76:Foglio1.D81</svg:desc>
                </draw:g>
              </table:table-cell>
              <table:table-cell office:value-type="float" office:value="20">
                <text:p>20</text:p>
                <draw:g>
                  <svg:desc>Foglio1.E76:Foglio1.E81</svg:desc>
                </draw:g>
              </table:table-cell>
              <table:table-cell office:value-type="float" office:value="42">
                <text:p>42</text:p>
                <draw:g>
                  <svg:desc>Foglio1.F76:Foglio1.F81</svg:desc>
                </draw:g>
              </table:table-cell>
              <table:table-cell office:value-type="float" office:value="10">
                <text:p>10</text:p>
                <draw:g>
                  <svg:desc>Foglio1.G76:Foglio1.G81</svg:desc>
                </draw:g>
              </table:table-cell>
              <table:table-cell office:value-type="float" office:value="32">
                <text:p>32</text:p>
                <draw:g>
                  <svg:desc>Foglio1.H76:Foglio1.H81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11">
                <text:p>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bar" chart:style-name="ch1">
        <chart:legend chart:legend-position="top" svg:x="1.819cm" svg:y="0.185cm" style:legend-expansion="wide" chart:style-name="ch2"/>
        <chart:plot-area chart:style-name="ch3" table:cell-range-address="Foglio1.B39:Foglio1.H45" chart:data-source-has-labels="both" svg:x="0.19cm" svg:y="0.877cm" svg:width="9.121cm" svg:height="3.73cm">
          <chartooo:coordinate-region svg:x="2.161cm" svg:y="0.877cm" svg:width="6.963cm" svg:height="3.083cm"/>
          <chart:axis chart:dimension="x" chart:name="primary-x" chart:style-name="ch4" chartooo:axis-type="auto">
            <chartooo:date-scale/>
            <chart:categories table:cell-range-address="Foglio1.B40:Foglio1.B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40:Foglio1.C45" chart:label-cell-address="Foglio1.C39:Foglio1.C39" chart:class="chart:bar">
            <chart:data-point chart:repeated="6"/>
          </chart:series>
          <chart:series chart:style-name="ch8" chart:values-cell-range-address="Foglio1.D40:Foglio1.D45" chart:label-cell-address="Foglio1.D39:Foglio1.D39" chart:class="chart:bar">
            <chart:data-point chart:repeated="6"/>
          </chart:series>
          <chart:series chart:style-name="ch9" chart:values-cell-range-address="Foglio1.E40:Foglio1.E45" chart:label-cell-address="Foglio1.E39:Foglio1.E39" chart:class="chart:bar">
            <chart:data-point chart:repeated="6"/>
          </chart:series>
          <chart:series chart:style-name="ch10" chart:values-cell-range-address="Foglio1.F40:Foglio1.F45" chart:label-cell-address="Foglio1.F39:Foglio1.F39" chart:class="chart:bar">
            <chart:data-point chart:repeated="6"/>
          </chart:series>
          <chart:series chart:style-name="ch11" chart:values-cell-range-address="Foglio1.G40:Foglio1.G45" chart:label-cell-address="Foglio1.G39:Foglio1.G39" chart:class="chart:bar">
            <chart:data-point chart:repeated="6"/>
          </chart:series>
          <chart:series chart:style-name="ch12" chart:values-cell-range-address="Foglio1.H40:Foglio1.H45" chart:label-cell-address="Foglio1.H39:Foglio1.H39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39:Foglio1.C39</svg:desc>
                </draw:g>
              </table:table-cell>
              <table:table-cell office:value-type="string">
                <text:p>Am</text:p>
                <draw:g>
                  <svg:desc>Foglio1.D39:Foglio1.D39</svg:desc>
                </draw:g>
              </table:table-cell>
              <table:table-cell office:value-type="string">
                <text:p>An</text:p>
                <draw:g>
                  <svg:desc>Foglio1.E39:Foglio1.E39</svg:desc>
                </draw:g>
              </table:table-cell>
              <table:table-cell office:value-type="string">
                <text:p>Pt</text:p>
                <draw:g>
                  <svg:desc>Foglio1.F39:Foglio1.F39</svg:desc>
                </draw:g>
              </table:table-cell>
              <table:table-cell office:value-type="string">
                <text:p>Pr</text:p>
                <draw:g>
                  <svg:desc>Foglio1.G39:Foglio1.G39</svg:desc>
                </draw:g>
              </table:table-cell>
              <table:table-cell office:value-type="string">
                <text:p>Ve</text:p>
                <draw:g>
                  <svg:desc>Foglio1.H39:Foglio1.H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40:Foglio1.B45</svg:desc>
                </draw:g>
              </table:table-cell>
              <table:table-cell office:value-type="float" office:value="NaN">
                <text:p>NaN</text:p>
                <draw:g>
                  <svg:desc>Foglio1.C40:Foglio1.C45</svg:desc>
                </draw:g>
              </table:table-cell>
              <table:table-cell office:value-type="float" office:value="5">
                <text:p>5</text:p>
                <draw:g>
                  <svg:desc>Foglio1.D40:Foglio1.D45</svg:desc>
                </draw:g>
              </table:table-cell>
              <table:table-cell office:value-type="float" office:value="2">
                <text:p>2</text:p>
                <draw:g>
                  <svg:desc>Foglio1.E40:Foglio1.E45</svg:desc>
                </draw:g>
              </table:table-cell>
              <table:table-cell office:value-type="float" office:value="22">
                <text:p>22</text:p>
                <draw:g>
                  <svg:desc>Foglio1.F40:Foglio1.F45</svg:desc>
                </draw:g>
              </table:table-cell>
              <table:table-cell office:value-type="float" office:value="NaN">
                <text:p>NaN</text:p>
                <draw:g>
                  <svg:desc>Foglio1.G40:Foglio1.G45</svg:desc>
                </draw:g>
              </table:table-cell>
              <table:table-cell office:value-type="float" office:value="NaN">
                <text:p>NaN</text:p>
                <draw:g>
                  <svg:desc>Foglio1.H40:Foglio1.H45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bar" chart:style-name="ch1">
        <chart:legend chart:legend-position="top" svg:x="1.819cm" svg:y="0.185cm" style:legend-expansion="wide" chart:style-name="ch2"/>
        <chart:plot-area chart:style-name="ch3" table:cell-range-address="Foglio1.B27:Foglio1.H33" chart:data-source-has-labels="both" svg:x="0.19cm" svg:y="0.877cm" svg:width="9.121cm" svg:height="3.73cm">
          <chartooo:coordinate-region svg:x="2.161cm" svg:y="0.877cm" svg:width="7.056cm" svg:height="3.083cm"/>
          <chart:axis chart:dimension="x" chart:name="primary-x" chart:style-name="ch4" chartooo:axis-type="auto">
            <chartooo:date-scale/>
            <chart:categories table:cell-range-address="Foglio1.B28:Foglio1.B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28:Foglio1.C33" chart:label-cell-address="Foglio1.C27:Foglio1.C27" chart:class="chart:bar">
            <chart:data-point chart:repeated="6"/>
          </chart:series>
          <chart:series chart:style-name="ch8" chart:values-cell-range-address="Foglio1.D28:Foglio1.D33" chart:label-cell-address="Foglio1.D27:Foglio1.D27" chart:class="chart:bar">
            <chart:data-point chart:repeated="6"/>
          </chart:series>
          <chart:series chart:style-name="ch9" chart:values-cell-range-address="Foglio1.E28:Foglio1.E33" chart:label-cell-address="Foglio1.E27:Foglio1.E27" chart:class="chart:bar">
            <chart:data-point chart:repeated="6"/>
          </chart:series>
          <chart:series chart:style-name="ch10" chart:values-cell-range-address="Foglio1.F28:Foglio1.F33" chart:label-cell-address="Foglio1.F27:Foglio1.F27" chart:class="chart:bar">
            <chart:data-point chart:repeated="6"/>
          </chart:series>
          <chart:series chart:style-name="ch11" chart:values-cell-range-address="Foglio1.G28:Foglio1.G33" chart:label-cell-address="Foglio1.G27:Foglio1.G27" chart:class="chart:bar">
            <chart:data-point chart:repeated="6"/>
          </chart:series>
          <chart:series chart:style-name="ch12" chart:values-cell-range-address="Foglio1.H28:Foglio1.H33" chart:label-cell-address="Foglio1.H27:Foglio1.H27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27:Foglio1.C27</svg:desc>
                </draw:g>
              </table:table-cell>
              <table:table-cell office:value-type="string">
                <text:p>Am</text:p>
                <draw:g>
                  <svg:desc>Foglio1.D27:Foglio1.D27</svg:desc>
                </draw:g>
              </table:table-cell>
              <table:table-cell office:value-type="string">
                <text:p>An</text:p>
                <draw:g>
                  <svg:desc>Foglio1.E27:Foglio1.E27</svg:desc>
                </draw:g>
              </table:table-cell>
              <table:table-cell office:value-type="string">
                <text:p>Pt</text:p>
                <draw:g>
                  <svg:desc>Foglio1.F27:Foglio1.F27</svg:desc>
                </draw:g>
              </table:table-cell>
              <table:table-cell office:value-type="string">
                <text:p>Pr</text:p>
                <draw:g>
                  <svg:desc>Foglio1.G27:Foglio1.G27</svg:desc>
                </draw:g>
              </table:table-cell>
              <table:table-cell office:value-type="string">
                <text:p>Ve</text:p>
                <draw:g>
                  <svg:desc>Foglio1.H27:Foglio1.H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28:Foglio1.B33</svg:desc>
                </draw:g>
              </table:table-cell>
              <table:table-cell office:value-type="float" office:value="NaN">
                <text:p>NaN</text:p>
                <draw:g>
                  <svg:desc>Foglio1.C28:Foglio1.C33</svg:desc>
                </draw:g>
              </table:table-cell>
              <table:table-cell office:value-type="float" office:value="NaN">
                <text:p>NaN</text:p>
                <draw:g>
                  <svg:desc>Foglio1.D28:Foglio1.D33</svg:desc>
                </draw:g>
              </table:table-cell>
              <table:table-cell office:value-type="float" office:value="4">
                <text:p>4</text:p>
                <draw:g>
                  <svg:desc>Foglio1.E28:Foglio1.E33</svg:desc>
                </draw:g>
              </table:table-cell>
              <table:table-cell office:value-type="float" office:value="NaN">
                <text:p>NaN</text:p>
                <draw:g>
                  <svg:desc>Foglio1.F28:Foglio1.F33</svg:desc>
                </draw:g>
              </table:table-cell>
              <table:table-cell office:value-type="float" office:value="NaN">
                <text:p>NaN</text:p>
                <draw:g>
                  <svg:desc>Foglio1.G28:Foglio1.G33</svg:desc>
                </draw:g>
              </table:table-cell>
              <table:table-cell office:value-type="float" office:value="2">
                <text:p>2</text:p>
                <draw:g>
                  <svg:desc>Foglio1.H28:Foglio1.H33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bar" chart:style-name="ch1">
        <chart:legend chart:legend-position="top" svg:x="1.819cm" svg:y="0.185cm" style:legend-expansion="wide" chart:style-name="ch2"/>
        <chart:plot-area chart:style-name="ch3" table:cell-range-address="Foglio1.B15:Foglio1.H21" chart:data-source-has-labels="both" svg:x="0.19cm" svg:y="0.877cm" svg:width="9.121cm" svg:height="3.73cm">
          <chartooo:coordinate-region svg:x="2.161cm" svg:y="0.877cm" svg:width="6.963cm" svg:height="3.083cm"/>
          <chart:axis chart:dimension="x" chart:name="primary-x" chart:style-name="ch4" chartooo:axis-type="auto">
            <chartooo:date-scale/>
            <chart:categories table:cell-range-address="Foglio1.B16:Foglio1.B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16:Foglio1.C21" chart:label-cell-address="Foglio1.C15:Foglio1.C15" chart:class="chart:bar">
            <chart:data-point chart:repeated="6"/>
          </chart:series>
          <chart:series chart:style-name="ch8" chart:values-cell-range-address="Foglio1.D16:Foglio1.D21" chart:label-cell-address="Foglio1.D15:Foglio1.D15" chart:class="chart:bar">
            <chart:data-point chart:repeated="6"/>
          </chart:series>
          <chart:series chart:style-name="ch9" chart:values-cell-range-address="Foglio1.E16:Foglio1.E21" chart:label-cell-address="Foglio1.E15:Foglio1.E15" chart:class="chart:bar">
            <chart:data-point chart:repeated="6"/>
          </chart:series>
          <chart:series chart:style-name="ch10" chart:values-cell-range-address="Foglio1.F16:Foglio1.F21" chart:label-cell-address="Foglio1.F15:Foglio1.F15" chart:class="chart:bar">
            <chart:data-point chart:repeated="6"/>
          </chart:series>
          <chart:series chart:style-name="ch11" chart:values-cell-range-address="Foglio1.G16:Foglio1.G21" chart:label-cell-address="Foglio1.G15:Foglio1.G15" chart:class="chart:bar">
            <chart:data-point chart:repeated="6"/>
          </chart:series>
          <chart:series chart:style-name="ch12" chart:values-cell-range-address="Foglio1.H16:Foglio1.H21" chart:label-cell-address="Foglio1.H15:Foglio1.H15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15:Foglio1.C15</svg:desc>
                </draw:g>
              </table:table-cell>
              <table:table-cell office:value-type="string">
                <text:p>Am</text:p>
                <draw:g>
                  <svg:desc>Foglio1.D15:Foglio1.D15</svg:desc>
                </draw:g>
              </table:table-cell>
              <table:table-cell office:value-type="string">
                <text:p>An</text:p>
                <draw:g>
                  <svg:desc>Foglio1.E15:Foglio1.E15</svg:desc>
                </draw:g>
              </table:table-cell>
              <table:table-cell office:value-type="string">
                <text:p>Pt</text:p>
                <draw:g>
                  <svg:desc>Foglio1.F15:Foglio1.F15</svg:desc>
                </draw:g>
              </table:table-cell>
              <table:table-cell office:value-type="string">
                <text:p>Pr</text:p>
                <draw:g>
                  <svg:desc>Foglio1.G15:Foglio1.G15</svg:desc>
                </draw:g>
              </table:table-cell>
              <table:table-cell office:value-type="string">
                <text:p>Ve</text:p>
                <draw:g>
                  <svg:desc>Foglio1.H15:Foglio1.H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16:Foglio1.B21</svg:desc>
                </draw:g>
              </table:table-cell>
              <table:table-cell office:value-type="float" office:value="10">
                <text:p>10</text:p>
                <draw:g>
                  <svg:desc>Foglio1.C16:Foglio1.C21</svg:desc>
                </draw:g>
              </table:table-cell>
              <table:table-cell office:value-type="float" office:value="NaN">
                <text:p>NaN</text:p>
                <draw:g>
                  <svg:desc>Foglio1.D16:Foglio1.D21</svg:desc>
                </draw:g>
              </table:table-cell>
              <table:table-cell office:value-type="float" office:value="12">
                <text:p>12</text:p>
                <draw:g>
                  <svg:desc>Foglio1.E16:Foglio1.E21</svg:desc>
                </draw:g>
              </table:table-cell>
              <table:table-cell office:value-type="float" office:value="NaN">
                <text:p>NaN</text:p>
                <draw:g>
                  <svg:desc>Foglio1.F16:Foglio1.F21</svg:desc>
                </draw:g>
              </table:table-cell>
              <table:table-cell office:value-type="float" office:value="NaN">
                <text:p>NaN</text:p>
                <draw:g>
                  <svg:desc>Foglio1.G16:Foglio1.G21</svg:desc>
                </draw:g>
              </table:table-cell>
              <table:table-cell office:value-type="float" office:value="NaN">
                <text:p>NaN</text:p>
                <draw:g>
                  <svg:desc>Foglio1.H16:Foglio1.H21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bar" chart:style-name="ch1">
        <chart:legend chart:legend-position="top" svg:x="1.819cm" svg:y="0.185cm" style:legend-expansion="wide" chart:style-name="ch2"/>
        <chart:plot-area chart:style-name="ch3" table:cell-range-address="Foglio1.B87:Foglio1.H93" chart:data-source-has-labels="both" svg:x="0.19cm" svg:y="0.877cm" svg:width="9.121cm" svg:height="3.73cm">
          <chartooo:coordinate-region svg:x="2.161cm" svg:y="0.877cm" svg:width="6.87cm" svg:height="3.083cm"/>
          <chart:axis chart:dimension="x" chart:name="primary-x" chart:style-name="ch4" chartooo:axis-type="auto">
            <chartooo:date-scale/>
            <chart:categories table:cell-range-address="Foglio1.B88:Foglio1.B9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C88:Foglio1.C93" chart:label-cell-address="Foglio1.C87:Foglio1.C87" chart:class="chart:bar">
            <chart:data-point chart:repeated="6"/>
          </chart:series>
          <chart:series chart:style-name="ch8" chart:values-cell-range-address="Foglio1.D88:Foglio1.D93" chart:label-cell-address="Foglio1.D87:Foglio1.D87" chart:class="chart:bar">
            <chart:data-point chart:repeated="6"/>
          </chart:series>
          <chart:series chart:style-name="ch9" chart:values-cell-range-address="Foglio1.E88:Foglio1.E93" chart:label-cell-address="Foglio1.E87:Foglio1.E87" chart:class="chart:bar">
            <chart:data-point chart:repeated="6"/>
          </chart:series>
          <chart:series chart:style-name="ch10" chart:values-cell-range-address="Foglio1.F88:Foglio1.F93" chart:label-cell-address="Foglio1.F87:Foglio1.F87" chart:class="chart:bar">
            <chart:data-point chart:repeated="6"/>
          </chart:series>
          <chart:series chart:style-name="ch11" chart:values-cell-range-address="Foglio1.G88:Foglio1.G93" chart:label-cell-address="Foglio1.G87:Foglio1.G87" chart:class="chart:bar">
            <chart:data-point chart:repeated="6"/>
          </chart:series>
          <chart:series chart:style-name="ch12" chart:values-cell-range-address="Foglio1.H88:Foglio1.H93" chart:label-cell-address="Foglio1.H87:Foglio1.H87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M</text:p>
                <draw:g>
                  <svg:desc>Foglio1.C87:Foglio1.C87</svg:desc>
                </draw:g>
              </table:table-cell>
              <table:table-cell office:value-type="string">
                <text:p>Am</text:p>
                <draw:g>
                  <svg:desc>Foglio1.D87:Foglio1.D87</svg:desc>
                </draw:g>
              </table:table-cell>
              <table:table-cell office:value-type="string">
                <text:p>An</text:p>
                <draw:g>
                  <svg:desc>Foglio1.E87:Foglio1.E87</svg:desc>
                </draw:g>
              </table:table-cell>
              <table:table-cell office:value-type="string">
                <text:p>Pt</text:p>
                <draw:g>
                  <svg:desc>Foglio1.F87:Foglio1.F87</svg:desc>
                </draw:g>
              </table:table-cell>
              <table:table-cell office:value-type="string">
                <text:p>Pr</text:p>
                <draw:g>
                  <svg:desc>Foglio1.G87:Foglio1.G87</svg:desc>
                </draw:g>
              </table:table-cell>
              <table:table-cell office:value-type="string">
                <text:p>Ve</text:p>
                <draw:g>
                  <svg:desc>Foglio1.H87:Foglio1.H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lvatore</text:p>
                <draw:g>
                  <svg:desc>Foglio1.B88:Foglio1.B93</svg:desc>
                </draw:g>
              </table:table-cell>
              <table:table-cell office:value-type="float" office:value="9">
                <text:p>9</text:p>
                <draw:g>
                  <svg:desc>Foglio1.C88:Foglio1.C93</svg:desc>
                </draw:g>
              </table:table-cell>
              <table:table-cell office:value-type="float" office:value="5">
                <text:p>5</text:p>
                <draw:g>
                  <svg:desc>Foglio1.D88:Foglio1.D93</svg:desc>
                </draw:g>
              </table:table-cell>
              <table:table-cell office:value-type="float" office:value="4">
                <text:p>4</text:p>
                <draw:g>
                  <svg:desc>Foglio1.E88:Foglio1.E93</svg:desc>
                </draw:g>
              </table:table-cell>
              <table:table-cell office:value-type="float" office:value="42">
                <text:p>42</text:p>
                <draw:g>
                  <svg:desc>Foglio1.F88:Foglio1.F93</svg:desc>
                </draw:g>
              </table:table-cell>
              <table:table-cell office:value-type="float" office:value="10">
                <text:p>10</text:p>
                <draw:g>
                  <svg:desc>Foglio1.G88:Foglio1.G93</svg:desc>
                </draw:g>
              </table:table-cell>
              <table:table-cell office:value-type="float" office:value="30">
                <text:p>30</text:p>
                <draw:g>
                  <svg:desc>Foglio1.H88:Foglio1.H93</svg:desc>
                </draw:g>
              </table:table-cell>
            </table:table-row>
            <table:table-row>
              <table:table-cell office:value-type="string">
                <text:p>Fabio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Sebastiano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Davide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Malick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37">
                <text:p>37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Gianmarco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391cm" svg:y="0.806cm" style:legend-expansion="high" chart:style-name="ch2"/>
        <chart:plot-area chart:style-name="ch3" table:cell-range-address="Foglio1.T14:Foglio1.Y15" chart:data-source-has-labels="row" svg:x="0.599cm" svg:y="0.213cm" svg:width="4.645cm" svg:height="4.439cm">
          <chartooo:coordinate-region svg:x="1.311cm" svg:y="0.544cm" svg:width="3.763cm" svg:height="3.577cm"/>
          <chart:axis chart:dimension="x" chart:name="primary-x" chart:style-name="ch4" chartooo:axis-type="auto">
            <chartooo:date-scale/>
            <chart:categories table:cell-range-address="Foglio1.T14:Foglio1.Y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T15:Foglio1.Y1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Manger</text:p>
                <draw:g>
                  <svg:desc>Foglio1.T14:Foglio1.Y14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rammatore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Riga 15</text:p>
                <draw:g>
                  <svg:desc/>
                </draw:g>
              </table:table-cell>
              <table:table-cell office:value-type="float" office:value="15.2">
                <text:p>15.2</text:p>
                <draw:g>
                  <svg:desc>Foglio1.T15:Foglio1.Y15</svg:desc>
                </draw:g>
              </table:table-cell>
              <table:table-cell office:value-type="float" office:value="13.6">
                <text:p>13.6</text:p>
              </table:table-cell>
              <table:table-cell office:value-type="float" office:value="46.4">
                <text:p>46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.8">
                <text:p>24.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20010" number:language="it" number:country="IT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2001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501cm" svg:height="4.701cm" xlink:href=".." xlink:type="simple" chart:class="chart:circle" chart:style-name="ch1">
        <chart:legend chart:legend-position="end" svg:x="6.391cm" svg:y="0.806cm" style:legend-expansion="high" chart:style-name="ch2"/>
        <chart:plot-area chart:style-name="ch3" table:cell-range-address="Foglio1.T26:Foglio1.Y27" chart:data-source-has-labels="row" svg:x="1.34cm" svg:y="-0.21cm" svg:width="4.002cm" svg:height="5.039cm">
          <chartooo:coordinate-region svg:x="1.17cm" svg:y="0.327cm" svg:width="4.343cm" svg:height="4.002cm"/>
          <chart:axis chart:dimension="x" chart:name="primary-x" chart:style-name="ch4" chartooo:axis-type="auto">
            <chartooo:date-scale/>
            <chart:categories table:cell-range-address="Foglio1.T26:Foglio1.Y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T27:Foglio1.Y2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Manger</text:p>
                <draw:g>
                  <svg:desc>Foglio1.T26:Foglio1.Y26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rammatore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</table:table-row>
          </table:table-header-rows>
          <table:table-rows>
            <table:table-row>
              <table:table-cell office:value-type="string">
                <text:p>Riga 27</text:p>
                <draw:g>
                  <svg:desc/>
                </draw:g>
              </table:table-cell>
              <table:table-cell office:value-type="float" office:value="3.33333333333333">
                <text:p>3.33333333333333</text:p>
                <draw:g>
                  <svg:desc>Foglio1.T27:Foglio1.Y27</svg:desc>
                </draw:g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73.3333333333333">
                <text:p>73.33333333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.6666666666667">
                <text:p>16.666666666666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